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onsolas" style:font-name-complex="Consolas" fo:color="#808080" fo:font-size="9.5pt" style:font-size-asian="9.5pt" style:font-size-complex="9.5pt" fo:hyphenate="true"/>
    </style:style>
    <style:style style:name="P2" style:parent-style-name="Normal" style:family="paragraph">
      <style:paragraph-properties style:text-autospace="none" fo:margin-bottom="0in" fo:line-height="100%"/>
      <style:text-properties fo:hyphenate="true"/>
    </style:style>
    <style:style style:name="T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" style:parent-style-name="Normal" style:family="paragraph">
      <style:paragraph-properties style:text-autospace="none" fo:margin-bottom="0in" fo:line-height="100%"/>
      <style:text-properties fo:hyphenate="true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T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  <style:text-properties fo:hyphenate="true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7" style:parent-style-name="Normal" style:family="paragraph">
      <style:paragraph-properties style:text-autospace="none" fo:margin-bottom="0in" fo:line-height="100%"/>
      <style:text-properties fo:hyphenate="true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" style:parent-style-name="Normal" style:family="paragraph">
      <style:paragraph-properties style:text-autospace="none" fo:margin-bottom="0in" fo:line-height="100%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" style:parent-style-name="Normal" style:family="paragraph">
      <style:paragraph-properties style:text-autospace="none" fo:margin-bottom="0in" fo:line-height="100%"/>
      <style:text-properties fo:hyphenate="true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5" style:parent-style-name="Normal" style:family="paragraph">
      <style:paragraph-properties style:text-autospace="none" fo:margin-bottom="0in" fo:line-height="100%"/>
      <style:text-properties fo:hyphenate="true"/>
    </style:style>
    <style:style style:name="T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  <style:text-properties fo:hyphenate="true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4" style:parent-style-name="Normal" style:family="paragraph">
      <style:paragraph-properties style:text-autospace="none" fo:margin-bottom="0in" fo:line-height="100%"/>
      <style:text-properties fo:hyphenate="true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4" style:parent-style-name="Normal" style:family="paragraph">
      <style:paragraph-properties style:text-autospace="none" fo:margin-bottom="0in" fo:line-height="100%"/>
      <style:text-properties fo:hyphenate="true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8" style:parent-style-name="Normal" style:family="paragraph">
      <style:paragraph-properties style:text-autospace="none" fo:margin-bottom="0in" fo:line-height="100%"/>
      <style:text-properties fo:hyphenate="true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83" style:parent-style-name="Normal" style:family="paragraph">
      <style:paragraph-properties style:text-autospace="none" fo:margin-bottom="0in" fo:line-height="100%"/>
      <style:text-properties fo:hyphenate="true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89" style:parent-style-name="Normal" style:family="paragraph">
      <style:paragraph-properties style:text-autospace="none" fo:margin-bottom="0in" fo:line-height="100%"/>
      <style:text-properties fo:hyphenate="true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5" style:parent-style-name="Normal" style:family="paragraph">
      <style:paragraph-properties style:text-autospace="none" fo:margin-bottom="0in" fo:line-height="100%"/>
      <style:text-properties fo:hyphenate="true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  <style:text-properties fo:hyphenate="true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  <style:text-properties fo:hyphenate="true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" style:parent-style-name="Normal" style:family="paragraph">
      <style:paragraph-properties style:text-autospace="none" fo:margin-bottom="0in" fo:line-height="100%"/>
      <style:text-properties fo:hyphenate="true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5" style:parent-style-name="Normal" style:family="paragraph">
      <style:paragraph-properties style:text-autospace="none" fo:margin-bottom="0in" fo:line-height="100%"/>
      <style:text-properties fo:hyphenate="true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9" style:parent-style-name="Normal" style:family="paragraph">
      <style:paragraph-properties style:text-autospace="none" fo:margin-bottom="0in" fo:line-height="100%"/>
      <style:text-properties fo:hyphenate="true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5" style:parent-style-name="Normal" style:family="paragraph">
      <style:paragraph-properties style:text-autospace="none" fo:margin-bottom="0in" fo:line-height="100%"/>
      <style:text-properties fo:hyphenate="true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1" style:parent-style-name="Normal" style:family="paragraph">
      <style:paragraph-properties style:text-autospace="none" fo:margin-bottom="0in" fo:line-height="100%"/>
      <style:text-properties fo:hyphenate="true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fo:margin-bottom="0in" fo:line-height="100%"/>
      <style:text-properties fo:hyphenate="true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1" style:parent-style-name="Normal" style:family="paragraph">
      <style:paragraph-properties style:text-autospace="none" fo:margin-bottom="0in" fo:line-height="100%"/>
      <style:text-properties fo:hyphenate="true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5" style:parent-style-name="Normal" style:family="paragraph">
      <style:paragraph-properties style:text-autospace="none" fo:margin-bottom="0in" fo:line-height="100%"/>
      <style:text-properties fo:hyphenate="true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9" style:parent-style-name="Normal" style:family="paragraph">
      <style:paragraph-properties style:text-autospace="none" fo:margin-bottom="0in" fo:line-height="100%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" style:parent-style-name="Normal" style:family="paragraph">
      <style:paragraph-properties style:text-autospace="none" fo:margin-bottom="0in" fo:line-height="100%"/>
      <style:text-properties style:font-name="Consolas" style:font-name-complex="Consolas" fo:color="#808080" fo:font-size="9.5pt" style:font-size-asian="9.5pt" style:font-size-complex="9.5pt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" style:parent-style-name="Normal" style:family="paragraph">
      <style:paragraph-properties style:text-autospace="none" fo:margin-bottom="0in" fo:line-height="100%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1" style:parent-style-name="Normal" style:family="paragraph">
      <style:paragraph-properties style:text-autospace="none" fo:margin-bottom="0in" fo:line-height="100%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7" style:parent-style-name="Normal" style:family="paragraph">
      <style:paragraph-properties style:text-autospace="none" fo:margin-bottom="0in" fo:line-height="100%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9" style:parent-style-name="Normal" style:family="paragraph">
      <style:paragraph-properties style:text-autospace="none" fo:margin-bottom="0in" fo:line-height="100%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5" style:parent-style-name="Normal" style:family="paragraph">
      <style:paragraph-properties style:text-autospace="none" fo:margin-bottom="0in" fo:line-height="100%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2" style:parent-style-name="Normal" style:family="paragraph">
      <style:paragraph-properties style:text-autospace="none" fo:margin-bottom="0in" fo:line-height="100%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P210" style:parent-style-name="Normal" style:family="paragraph">
      <style:paragraph-properties style:text-autospace="none" fo:margin-bottom="0in" fo:line-height="100%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214" style:parent-style-name="Normal" style:family="paragraph">
      <style:paragraph-properties style:text-autospace="none" fo:margin-bottom="0in" fo:line-height="100%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8" style:parent-style-name="Normal" style:family="paragraph">
      <style:paragraph-properties style:text-autospace="none" fo:margin-bottom="0in" fo:line-height="100%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2" style:parent-style-name="Normal" style:family="paragraph">
      <style:paragraph-properties style:text-autospace="none" fo:margin-bottom="0in" fo:line-height="100%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9" style:parent-style-name="Normal" style:family="paragraph">
      <style:paragraph-properties style:text-autospace="none" fo:margin-bottom="0in" fo:line-height="100%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44" style:parent-style-name="Normal" style:family="paragraph">
      <style:paragraph-properties style:text-autospace="none" fo:margin-bottom="0in" fo:line-height="100%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6" style:parent-style-name="Normal" style:family="paragraph">
      <style:paragraph-properties style:text-autospace="none" fo:margin-bottom="0in" fo:line-height="100%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P269" style:parent-style-name="Normal" style:family="paragraph">
      <style:paragraph-properties style:text-autospace="none" fo:margin-bottom="0in" fo:line-height="100%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6" style:parent-style-name="Normal" style:family="paragraph">
      <style:paragraph-properties style:text-autospace="none" fo:margin-bottom="0in" fo:line-height="100%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3" style:parent-style-name="Normal" style:family="paragraph">
      <style:paragraph-properties style:text-autospace="none" fo:margin-bottom="0in" fo:line-height="100%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2" style:parent-style-name="Normal" style:family="paragraph">
      <style:paragraph-properties style:text-autospace="none" fo:margin-bottom="0in" fo:line-height="100%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8" style:parent-style-name="Normal" style:family="paragraph">
      <style:paragraph-properties style:text-autospace="none" fo:margin-bottom="0in" fo:line-height="100%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2" style:parent-style-name="Normal" style:family="paragraph">
      <style:paragraph-properties style:text-autospace="none" fo:margin-bottom="0in" fo:line-height="100%"/>
    </style:style>
    <style:style style:name="T3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8" style:parent-style-name="Normal" style:family="paragraph">
      <style:paragraph-properties style:text-autospace="none" fo:margin-bottom="0in" fo:line-height="100%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5" style:parent-style-name="Normal" style:family="paragraph">
      <style:paragraph-properties style:text-autospace="none" fo:margin-bottom="0in" fo:line-height="100%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1" style:parent-style-name="Normal" style:family="paragraph">
      <style:paragraph-properties style:text-autospace="none" fo:margin-bottom="0in" fo:line-height="100%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9" style:parent-style-name="Normal" style:family="paragraph">
      <style:paragraph-properties style:text-autospace="none" fo:margin-bottom="0in" fo:line-height="100%"/>
    </style:style>
    <style:style style:name="T3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3" style:parent-style-name="Normal" style:family="paragraph">
      <style:paragraph-properties style:text-autospace="none" fo:margin-bottom="0in" fo:line-height="100%"/>
    </style:style>
    <style:style style:name="T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338" style:parent-style-name="Normal" style:family="paragraph">
      <style:paragraph-properties style:text-autospace="none" fo:margin-bottom="0in" fo:line-height="100%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P342" style:parent-style-name="Normal" style:family="paragraph">
      <style:paragraph-properties style:text-autospace="none" fo:margin-bottom="0in" fo:line-height="100%"/>
    </style:style>
    <style:style style:name="T3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347" style:parent-style-name="Normal" style:family="paragraph">
      <style:paragraph-properties style:text-autospace="none" fo:margin-bottom="0in" fo:line-height="100%"/>
    </style:style>
    <style:style style:name="T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54" style:parent-style-name="Normal" style:family="paragraph">
      <style:paragraph-properties style:text-autospace="none" fo:margin-bottom="0in" fo:line-height="100%"/>
    </style:style>
    <style:style style:name="T3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9" style:parent-style-name="Normal" style:family="paragraph">
      <style:paragraph-properties style:text-autospace="none" fo:margin-bottom="0in" fo:line-height="100%"/>
    </style:style>
    <style:style style:name="T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364" style:parent-style-name="Normal" style:family="paragraph">
      <style:paragraph-properties style:text-autospace="none" fo:margin-bottom="0in" fo:line-height="100%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P368" style:parent-style-name="Normal" style:family="paragraph">
      <style:paragraph-properties style:text-autospace="none" fo:margin-bottom="0in" fo:line-height="100%"/>
    </style:style>
    <style:style style:name="T3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P372" style:parent-style-name="Normal" style:family="paragraph">
      <style:paragraph-properties style:text-autospace="none" fo:margin-bottom="0in" fo:line-height="100%"/>
    </style:style>
    <style:style style:name="T3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006400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A9A9A9" fo:font-size="9.5pt" style:font-size-asian="9.5pt" style:font-size-complex="9.5pt"/>
    </style:style>
    <style:style style:name="P377" style:parent-style-name="Normal" style:family="paragraph">
      <style:paragraph-properties style:text-autospace="none" fo:margin-bottom="0in" fo:line-height="100%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5" style:parent-style-name="Normal" style:family="paragraph">
      <style:paragraph-properties style:text-autospace="none" fo:margin-bottom="0in" fo:line-height="100%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5" style:parent-style-name="Normal" style:family="paragraph">
      <style:paragraph-properties style:text-autospace="none" fo:margin-bottom="0in" fo:line-height="100%"/>
    </style:style>
    <style:style style:name="T3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5" style:parent-style-name="Normal" style:family="paragraph">
      <style:paragraph-properties style:text-autospace="none" fo:margin-bottom="0in" fo:line-height="100%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5" style:parent-style-name="Normal" style:family="paragraph">
      <style:paragraph-properties style:text-autospace="none" fo:margin-bottom="0in" fo:line-height="100%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25" style:parent-style-name="Normal" style:family="paragraph">
      <style:paragraph-properties style:text-autospace="none" fo:margin-bottom="0in" fo:line-height="100%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5" style:parent-style-name="Normal" style:family="paragraph">
      <style:paragraph-properties style:text-autospace="none" fo:margin-bottom="0in" fo:line-height="100%"/>
    </style:style>
    <style:style style:name="T4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1" style:parent-style-name="Normal" style:family="paragraph">
      <style:paragraph-properties style:text-autospace="none" fo:margin-bottom="0in" fo:line-height="100%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46" style:parent-style-name="Normal" style:family="paragraph">
      <style:paragraph-properties style:text-autospace="none" fo:margin-bottom="0in" fo:line-height="100%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51" style:parent-style-name="Normal" style:family="paragraph">
      <style:paragraph-properties style:text-autospace="none" fo:margin-bottom="0in" fo:line-height="100%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56" style:parent-style-name="Normal" style:family="paragraph">
      <style:paragraph-properties style:text-autospace="none" fo:margin-bottom="0in" fo:line-height="100%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4" style:parent-style-name="Normal" style:family="paragraph">
      <style:paragraph-properties style:text-autospace="none" fo:margin-bottom="0in" fo:line-height="100%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72" style:parent-style-name="Normal" style:family="paragraph">
      <style:paragraph-properties style:text-autospace="none" fo:margin-bottom="0in" fo:line-height="100%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0" style:parent-style-name="Normal" style:family="paragraph">
      <style:paragraph-properties style:text-autospace="none" fo:margin-bottom="0in" fo:line-height="100%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8" style:parent-style-name="Normal" style:family="paragraph">
      <style:paragraph-properties style:text-autospace="none" fo:margin-bottom="0in" fo:line-height="100%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6" style:parent-style-name="Normal" style:family="paragraph">
      <style:paragraph-properties style:text-autospace="none" fo:margin-bottom="0in" fo:line-height="100%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02" style:parent-style-name="Normal" style:family="paragraph">
      <style:paragraph-properties style:text-autospace="none" fo:margin-bottom="0in" fo:line-height="100%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11" style:parent-style-name="Normal" style:family="paragraph">
      <style:paragraph-properties style:text-autospace="none" fo:margin-bottom="0in" fo:line-height="100%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19" style:parent-style-name="Normal" style:family="paragraph">
      <style:paragraph-properties style:text-autospace="none" fo:margin-bottom="0in" fo:line-height="100%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3" style:parent-style-name="Normal" style:family="paragraph">
      <style:paragraph-properties style:text-autospace="none" fo:margin-bottom="0in" fo:line-height="100%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38" style:parent-style-name="Normal" style:family="paragraph">
      <style:paragraph-properties style:text-autospace="none" fo:margin-bottom="0in" fo:line-height="100%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43" style:parent-style-name="Normal" style:family="paragraph">
      <style:paragraph-properties style:text-autospace="none" fo:margin-bottom="0in" fo:line-height="100%"/>
    </style:style>
    <style:style style:name="T5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48" style:parent-style-name="Normal" style:family="paragraph">
      <style:paragraph-properties style:text-autospace="none" fo:margin-bottom="0in" fo:line-height="100%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2" style:parent-style-name="Normal" style:family="paragraph">
      <style:paragraph-properties style:text-autospace="none" fo:margin-bottom="0in" fo:line-height="100%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5" style:parent-style-name="Normal" style:family="paragraph">
      <style:paragraph-properties style:text-autospace="none" fo:margin-bottom="0in" fo:line-height="100%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4" style:parent-style-name="Normal" style:family="paragraph">
      <style:paragraph-properties style:text-autospace="none" fo:margin-bottom="0in" fo:line-height="100%"/>
    </style:style>
    <style:style style:name="T5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02" style:parent-style-name="Normal" style:family="paragraph">
      <style:paragraph-properties style:text-autospace="none" fo:margin-bottom="0in" fo:line-height="100%"/>
    </style:style>
    <style:style style:name="T6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0" style:parent-style-name="Normal" style:family="paragraph">
      <style:paragraph-properties style:text-autospace="none" fo:margin-bottom="0in" fo:line-height="100%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6" style:parent-style-name="Normal" style:family="paragraph">
      <style:paragraph-properties style:text-autospace="none" fo:margin-bottom="0in" fo:line-height="100%"/>
    </style:style>
    <style:style style:name="T6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4" style:parent-style-name="Normal" style:family="paragraph">
      <style:paragraph-properties style:text-autospace="none" fo:margin-bottom="0in" fo:line-height="100%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32" style:parent-style-name="Normal" style:family="paragraph">
      <style:paragraph-properties style:text-autospace="none" fo:margin-bottom="0in" fo:line-height="100%"/>
    </style:style>
    <style:style style:name="T6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6" style:parent-style-name="Normal" style:family="paragraph">
      <style:paragraph-properties style:text-autospace="none" fo:margin-bottom="0in" fo:line-height="100%"/>
    </style:style>
    <style:style style:name="T6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51" style:parent-style-name="Normal" style:family="paragraph">
      <style:paragraph-properties style:text-autospace="none" fo:margin-bottom="0in" fo:line-height="100%"/>
    </style:style>
    <style:style style:name="T6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56" style:parent-style-name="Normal" style:family="paragraph">
      <style:paragraph-properties style:text-autospace="none" fo:margin-bottom="0in" fo:line-height="100%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61" style:parent-style-name="Normal" style:family="paragraph">
      <style:paragraph-properties style:text-autospace="none" fo:margin-bottom="0in" fo:line-height="100%"/>
    </style:style>
    <style:style style:name="T6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9" style:parent-style-name="Normal" style:family="paragraph">
      <style:paragraph-properties style:text-autospace="none" fo:margin-bottom="0in" fo:line-height="100%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7" style:parent-style-name="Normal" style:family="paragraph">
      <style:paragraph-properties style:text-autospace="none" fo:margin-bottom="0in" fo:line-height="100%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85" style:parent-style-name="Normal" style:family="paragraph">
      <style:paragraph-properties style:text-autospace="none" fo:margin-bottom="0in" fo:line-height="100%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3" style:parent-style-name="Normal" style:family="paragraph">
      <style:paragraph-properties style:text-autospace="none" fo:margin-bottom="0in" fo:line-height="100%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9" style:parent-style-name="Normal" style:family="paragraph">
      <style:paragraph-properties style:text-autospace="none" fo:margin-bottom="0in" fo:line-height="100%"/>
    </style:style>
    <style:style style:name="T7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3" style:parent-style-name="Normal" style:family="paragraph">
      <style:paragraph-properties style:text-autospace="none" fo:margin-bottom="0in" fo:line-height="100%"/>
    </style:style>
    <style:style style:name="T7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18" style:parent-style-name="Normal" style:family="paragraph">
      <style:paragraph-properties style:text-autospace="none" fo:margin-bottom="0in" fo:line-height="100%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23" style:parent-style-name="Normal" style:family="paragraph">
      <style:paragraph-properties style:text-autospace="none" fo:margin-bottom="0in" fo:line-height="100%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28" style:parent-style-name="Normal" style:family="paragraph">
      <style:paragraph-properties style:text-autospace="none" fo:margin-bottom="0in" fo:line-height="100%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7" style:parent-style-name="Normal" style:family="paragraph">
      <style:paragraph-properties style:text-autospace="none" fo:margin-bottom="0in" fo:line-height="100%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43" style:parent-style-name="Normal" style:family="paragraph">
      <style:paragraph-properties style:text-autospace="none" fo:margin-bottom="0in" fo:line-height="100%"/>
    </style:style>
    <style:style style:name="T7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1" style:parent-style-name="Normal" style:family="paragraph">
      <style:paragraph-properties style:text-autospace="none" fo:margin-bottom="0in" fo:line-height="100%"/>
    </style:style>
    <style:style style:name="T7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9" style:parent-style-name="Normal" style:family="paragraph">
      <style:paragraph-properties style:text-autospace="none" fo:margin-bottom="0in" fo:line-height="100%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5" style:parent-style-name="Normal" style:family="paragraph">
      <style:paragraph-properties style:text-autospace="none" fo:margin-bottom="0in" fo:line-height="100%"/>
    </style:style>
    <style:style style:name="T7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9" style:parent-style-name="Normal" style:family="paragraph">
      <style:paragraph-properties style:text-autospace="none" fo:margin-bottom="0in" fo:line-height="100%"/>
    </style:style>
    <style:style style:name="T7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84" style:parent-style-name="Normal" style:family="paragraph">
      <style:paragraph-properties style:text-autospace="none" fo:margin-bottom="0in" fo:line-height="100%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89" style:parent-style-name="Normal" style:family="paragraph">
      <style:paragraph-properties style:text-autospace="none" fo:margin-bottom="0in" fo:line-height="100%"/>
    </style:style>
    <style:style style:name="T7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94" style:parent-style-name="Normal" style:family="paragraph">
      <style:paragraph-properties style:text-autospace="none" fo:margin-bottom="0in" fo:line-height="100%"/>
    </style:style>
    <style:style style:name="T7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19" style:parent-style-name="Normal" style:family="paragraph">
      <style:paragraph-properties style:text-autospace="none" fo:margin-bottom="0in" fo:line-height="100%"/>
    </style:style>
    <style:style style:name="T8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2" style:parent-style-name="Normal" style:family="paragraph">
      <style:paragraph-properties style:text-autospace="none" fo:margin-bottom="0in" fo:line-height="100%"/>
    </style:style>
    <style:style style:name="T8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0" style:parent-style-name="Normal" style:family="paragraph">
      <style:paragraph-properties style:text-autospace="none" fo:margin-bottom="0in" fo:line-height="100%"/>
    </style:style>
    <style:style style:name="T8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8" style:parent-style-name="Normal" style:family="paragraph">
      <style:paragraph-properties style:text-autospace="none" fo:margin-bottom="0in" fo:line-height="100%"/>
    </style:style>
    <style:style style:name="T8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57" style:parent-style-name="Normal" style:family="paragraph">
      <style:paragraph-properties style:text-autospace="none" fo:margin-bottom="0in" fo:line-height="100%"/>
    </style:style>
    <style:style style:name="T8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3" style:parent-style-name="Normal" style:family="paragraph">
      <style:paragraph-properties style:text-autospace="none" fo:margin-bottom="0in" fo:line-height="100%"/>
    </style:style>
    <style:style style:name="T8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71" style:parent-style-name="Normal" style:family="paragraph">
      <style:paragraph-properties style:text-autospace="none" fo:margin-bottom="0in" fo:line-height="100%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85" style:parent-style-name="Normal" style:family="paragraph">
      <style:paragraph-properties style:text-autospace="none" fo:margin-bottom="0in" fo:line-height="100%"/>
    </style:style>
    <style:style style:name="T8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90" style:parent-style-name="Normal" style:family="paragraph">
      <style:paragraph-properties style:text-autospace="none" fo:margin-bottom="0in" fo:line-height="100%"/>
    </style:style>
    <style:style style:name="T8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95" style:parent-style-name="Normal" style:family="paragraph">
      <style:paragraph-properties style:text-autospace="none" fo:margin-bottom="0in" fo:line-height="100%"/>
    </style:style>
    <style:style style:name="T8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900" style:parent-style-name="Normal" style:family="paragraph">
      <style:paragraph-properties style:text-autospace="none" fo:margin-bottom="0in" fo:line-height="100%"/>
    </style:style>
    <style:style style:name="T9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9" style:parent-style-name="Normal" style:family="paragraph">
      <style:paragraph-properties style:text-autospace="none" fo:margin-bottom="0in" fo:line-height="100%"/>
    </style:style>
    <style:style style:name="T9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7" style:parent-style-name="DefaultParagraphFont" style:family="text">
      <style:text-properties style:font-name="Consolas" style:font-name-complex="Consolas" fo:color="#2F4F4F" fo:font-size="9.5pt" style:font-size-asian="9.5pt" style:font-size-complex="9.5pt"/>
    </style:style>
    <style:style style:name="T9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19" style:parent-style-name="Normal" style:family="paragraph">
      <style:paragraph-properties style:text-autospace="none" fo:margin-bottom="0in" fo:line-height="100%"/>
    </style:style>
    <style:style style:name="T9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7" style:parent-style-name="Normal" style:family="paragraph">
      <style:paragraph-properties style:text-autospace="none" fo:margin-bottom="0in" fo:line-height="100%"/>
    </style:style>
    <style:style style:name="T9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35" style:parent-style-name="Normal" style:family="paragraph">
      <style:paragraph-properties style:text-autospace="none" fo:margin-bottom="0in" fo:line-height="100%"/>
    </style:style>
    <style:style style:name="T9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43" style:parent-style-name="Normal" style:family="paragraph">
      <style:paragraph-properties style:text-autospace="none" fo:margin-bottom="0in" fo:line-height="100%"/>
    </style:style>
    <style:style style:name="T9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51" style:parent-style-name="Normal" style:family="paragraph">
      <style:paragraph-properties style:text-autospace="none" fo:margin-bottom="0in" fo:line-height="100%"/>
    </style:style>
    <style:style style:name="T9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59" style:parent-style-name="Normal" style:family="paragraph">
      <style:paragraph-properties style:text-autospace="none" fo:margin-bottom="0in" fo:line-height="100%"/>
    </style:style>
    <style:style style:name="T9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67" style:parent-style-name="Normal" style:family="paragraph">
      <style:paragraph-properties style:text-autospace="none" fo:margin-bottom="0in" fo:line-height="100%"/>
    </style:style>
    <style:style style:name="T9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5" style:parent-style-name="Normal" style:family="paragraph">
      <style:paragraph-properties style:text-autospace="none" fo:margin-bottom="0in" fo:line-height="100%"/>
    </style:style>
    <style:style style:name="T9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83" style:parent-style-name="Normal" style:family="paragraph">
      <style:paragraph-properties style:text-autospace="none" fo:margin-bottom="0in" fo:line-height="100%"/>
    </style:style>
    <style:style style:name="T9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91" style:parent-style-name="Normal" style:family="paragraph">
      <style:paragraph-properties style:text-autospace="none" fo:margin-bottom="0in" fo:line-height="100%"/>
    </style:style>
    <style:style style:name="T9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99" style:parent-style-name="Normal" style:family="paragraph">
      <style:paragraph-properties style:text-autospace="none" fo:margin-bottom="0in" fo:line-height="100%"/>
    </style:style>
    <style:style style:name="T10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03" style:parent-style-name="Normal" style:family="paragraph">
      <style:paragraph-properties style:text-autospace="none" fo:margin-bottom="0in" fo:line-height="100%"/>
    </style:style>
    <style:style style:name="T10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17" style:parent-style-name="Normal" style:family="paragraph">
      <style:paragraph-properties style:text-autospace="none" fo:margin-bottom="0in" fo:line-height="100%"/>
    </style:style>
    <style:style style:name="T10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0" style:parent-style-name="DefaultParagraphFont" style:family="text">
      <style:text-properties style:font-name="Consolas" style:font-name-complex="Consolas" fo:color="#2F4F4F" fo:font-size="9.5pt" style:font-size-asian="9.5pt" style:font-size-complex="9.5pt"/>
    </style:style>
    <style:style style:name="T10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4" style:parent-style-name="DefaultParagraphFont" style:family="text">
      <style:text-properties style:font-name="Consolas" style:font-name-complex="Consolas" fo:color="#2F4F4F" fo:font-size="9.5pt" style:font-size-asian="9.5pt" style:font-size-complex="9.5pt"/>
    </style:style>
    <style:style style:name="T10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36" style:parent-style-name="Normal" style:family="paragraph">
      <style:paragraph-properties style:text-autospace="none" fo:margin-bottom="0in" fo:line-height="100%"/>
    </style:style>
    <style:style style:name="T10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4" style:parent-style-name="DefaultParagraphFont" style:family="text">
      <style:text-properties style:font-name="Consolas" style:font-name-complex="Consolas" fo:color="#2F4F4F" fo:font-size="9.5pt" style:font-size-asian="9.5pt" style:font-size-complex="9.5pt"/>
    </style:style>
    <style:style style:name="T10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47" style:parent-style-name="Normal" style:family="paragraph">
      <style:paragraph-properties style:text-autospace="none" fo:margin-bottom="0in" fo:line-height="100%"/>
    </style:style>
    <style:style style:name="T10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60" style:parent-style-name="Normal" style:family="paragraph">
      <style:paragraph-properties style:text-autospace="none" fo:margin-bottom="0in" fo:line-height="100%"/>
    </style:style>
    <style:style style:name="T10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0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65" style:parent-style-name="Normal" style:family="paragraph">
      <style:paragraph-properties style:text-autospace="none" fo:margin-bottom="0in" fo:line-height="100%"/>
    </style:style>
    <style:style style:name="T10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79" style:parent-style-name="Normal" style:family="paragraph">
      <style:paragraph-properties style:text-autospace="none" fo:margin-bottom="0in" fo:line-height="100%"/>
    </style:style>
    <style:style style:name="T10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9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95" style:parent-style-name="Normal" style:family="paragraph">
      <style:paragraph-properties style:text-autospace="none" fo:margin-bottom="0in" fo:line-height="100%"/>
    </style:style>
    <style:style style:name="T10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08" style:parent-style-name="Normal" style:family="paragraph">
      <style:paragraph-properties style:text-autospace="none" fo:margin-bottom="0in" fo:line-height="100%"/>
    </style:style>
    <style:style style:name="T1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2" style:parent-style-name="Normal" style:family="paragraph">
      <style:paragraph-properties style:text-autospace="none" fo:margin-bottom="0in" fo:line-height="100%"/>
    </style:style>
    <style:style style:name="T1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19" style:parent-style-name="Normal" style:family="paragraph">
      <style:paragraph-properties style:text-autospace="none" fo:margin-bottom="0in" fo:line-height="100%"/>
    </style:style>
    <style:style style:name="T1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25" style:parent-style-name="Normal" style:family="paragraph">
      <style:paragraph-properties style:text-autospace="none" fo:margin-bottom="0in" fo:line-height="100%"/>
    </style:style>
    <style:style style:name="T11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40" style:parent-style-name="Normal" style:family="paragraph">
      <style:paragraph-properties style:text-autospace="none" fo:margin-bottom="0in" fo:line-height="100%"/>
    </style:style>
    <style:style style:name="T11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53" style:parent-style-name="Normal" style:family="paragraph">
      <style:paragraph-properties style:text-autospace="none" fo:margin-bottom="0in" fo:line-height="100%"/>
    </style:style>
    <style:style style:name="T1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73" style:parent-style-name="Normal" style:family="paragraph">
      <style:paragraph-properties style:text-autospace="none" fo:margin-bottom="0in" fo:line-height="100%"/>
      <style:text-properties fo:hyphenate="true"/>
    </style:style>
    <style:style style:name="T11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177" style:parent-style-name="Normal" style:family="paragraph">
      <style:paragraph-properties style:text-autospace="none" fo:margin-bottom="0in" fo:line-height="100%"/>
      <style:text-properties fo:hyphenate="true"/>
    </style:style>
    <style:style style:name="T11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1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82" style:parent-style-name="Normal" style:family="paragraph">
      <style:paragraph-properties style:text-autospace="none" fo:margin-bottom="0in" fo:line-height="100%"/>
      <style:text-properties fo:hyphenate="true"/>
    </style:style>
    <style:style style:name="T11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7" style:parent-style-name="Normal" style:family="paragraph">
      <style:paragraph-properties style:text-autospace="none" fo:margin-bottom="0in" fo:line-height="100%"/>
      <style:text-properties fo:hyphenate="true"/>
    </style:style>
    <style:style style:name="T11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92" style:parent-style-name="Normal" style:family="paragraph">
      <style:paragraph-properties style:text-autospace="none" fo:margin-bottom="0in" fo:line-height="100%"/>
      <style:text-properties fo:hyphenate="true"/>
    </style:style>
    <style:style style:name="T11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02" style:parent-style-name="Normal" style:family="paragraph">
      <style:paragraph-properties style:text-autospace="none" fo:margin-bottom="0in" fo:line-height="100%"/>
      <style:text-properties fo:hyphenate="true"/>
    </style:style>
    <style:style style:name="T1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07" style:parent-style-name="Normal" style:family="paragraph">
      <style:paragraph-properties style:text-autospace="none" fo:margin-bottom="0in" fo:line-height="100%"/>
      <style:text-properties fo:hyphenate="true"/>
    </style:style>
    <style:style style:name="T1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17" style:parent-style-name="Normal" style:family="paragraph">
      <style:paragraph-properties style:text-autospace="none" fo:margin-bottom="0in" fo:line-height="100%"/>
      <style:text-properties fo:hyphenate="true"/>
    </style:style>
    <style:style style:name="T12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24" style:parent-style-name="Normal" style:family="paragraph">
      <style:paragraph-properties style:text-autospace="none" fo:margin-bottom="0in" fo:line-height="100%"/>
      <style:text-properties fo:hyphenate="true"/>
    </style:style>
    <style:style style:name="T1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32" style:parent-style-name="Normal" style:family="paragraph">
      <style:paragraph-properties style:text-autospace="none" fo:margin-bottom="0in" fo:line-height="100%"/>
      <style:text-properties fo:hyphenate="true"/>
    </style:style>
    <style:style style:name="T1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2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36" style:parent-style-name="Normal" style:family="paragraph">
      <style:paragraph-properties style:text-autospace="none" fo:margin-bottom="0in" fo:line-height="100%"/>
      <style:text-properties fo:hyphenate="true"/>
    </style:style>
    <style:style style:name="T1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1" style:parent-style-name="Normal" style:family="paragraph">
      <style:paragraph-properties style:text-autospace="none" fo:margin-bottom="0in" fo:line-height="100%"/>
      <style:text-properties fo:hyphenate="true"/>
    </style:style>
    <style:style style:name="T1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50" style:parent-style-name="Normal" style:family="paragraph">
      <style:paragraph-properties style:text-autospace="none" fo:margin-bottom="0in" fo:line-height="100%"/>
      <style:text-properties fo:hyphenate="true"/>
    </style:style>
    <style:style style:name="T12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60" style:parent-style-name="Normal" style:family="paragraph">
      <style:paragraph-properties style:text-autospace="none" fo:margin-bottom="0in" fo:line-height="100%"/>
      <style:text-properties fo:hyphenate="true"/>
    </style:style>
    <style:style style:name="T12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65" style:parent-style-name="Normal" style:family="paragraph">
      <style:paragraph-properties style:text-autospace="none" fo:margin-bottom="0in" fo:line-height="100%"/>
      <style:text-properties fo:hyphenate="true"/>
    </style:style>
    <style:style style:name="T12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71" style:parent-style-name="Normal" style:family="paragraph">
      <style:paragraph-properties style:text-autospace="none" fo:margin-bottom="0in" fo:line-height="100%"/>
      <style:text-properties fo:hyphenate="true"/>
    </style:style>
    <style:style style:name="T1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77" style:parent-style-name="Normal" style:family="paragraph">
      <style:paragraph-properties style:text-autospace="none" fo:margin-bottom="0in" fo:line-height="100%"/>
      <style:text-properties fo:hyphenate="true"/>
    </style:style>
    <style:style style:name="T1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82" style:parent-style-name="Normal" style:family="paragraph">
      <style:paragraph-properties style:text-autospace="none" fo:margin-bottom="0in" fo:line-height="100%"/>
      <style:text-properties fo:hyphenate="true"/>
    </style:style>
    <style:style style:name="T12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88" style:parent-style-name="Normal" style:family="paragraph">
      <style:paragraph-properties style:text-autospace="none" fo:margin-bottom="0in" fo:line-height="100%"/>
      <style:text-properties fo:hyphenate="true"/>
    </style:style>
    <style:style style:name="T1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93" style:parent-style-name="Normal" style:family="paragraph">
      <style:paragraph-properties style:text-autospace="none" fo:margin-bottom="0in" fo:line-height="100%"/>
      <style:text-properties fo:hyphenate="true"/>
    </style:style>
    <style:style style:name="T129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0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05" style:parent-style-name="Normal" style:family="paragraph">
      <style:paragraph-properties style:text-autospace="none" fo:margin-bottom="0in" fo:line-height="100%"/>
      <style:text-properties fo:hyphenate="true"/>
    </style:style>
    <style:style style:name="T13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09" style:parent-style-name="Normal" style:family="paragraph">
      <style:paragraph-properties style:text-autospace="none" fo:margin-bottom="0in" fo:line-height="100%"/>
      <style:text-properties fo:hyphenate="true"/>
    </style:style>
    <style:style style:name="T13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15" style:parent-style-name="Normal" style:family="paragraph">
      <style:paragraph-properties style:text-autospace="none" fo:margin-bottom="0in" fo:line-height="100%"/>
      <style:text-properties fo:hyphenate="true"/>
    </style:style>
    <style:style style:name="T13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21" style:parent-style-name="Normal" style:family="paragraph">
      <style:paragraph-properties style:text-autospace="none" fo:margin-bottom="0in" fo:line-height="100%"/>
      <style:text-properties fo:hyphenate="true"/>
    </style:style>
    <style:style style:name="T1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26" style:parent-style-name="Normal" style:family="paragraph">
      <style:paragraph-properties style:text-autospace="none" fo:margin-bottom="0in" fo:line-height="100%"/>
      <style:text-properties fo:hyphenate="true"/>
    </style:style>
    <style:style style:name="T13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33" style:parent-style-name="Normal" style:family="paragraph">
      <style:paragraph-properties style:text-autospace="none" fo:margin-bottom="0in" fo:line-height="100%"/>
      <style:text-properties fo:hyphenate="true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38" style:parent-style-name="Normal" style:family="paragraph">
      <style:paragraph-properties style:text-autospace="none" fo:margin-bottom="0in" fo:line-height="100%"/>
      <style:text-properties fo:hyphenate="true"/>
    </style:style>
    <style:style style:name="T13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45" style:parent-style-name="Normal" style:family="paragraph">
      <style:paragraph-properties style:text-autospace="none" fo:margin-bottom="0in" fo:line-height="100%"/>
      <style:text-properties fo:hyphenate="true"/>
    </style:style>
    <style:style style:name="T1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53" style:parent-style-name="Normal" style:family="paragraph">
      <style:paragraph-properties style:text-autospace="none" fo:margin-bottom="0in" fo:line-height="100%"/>
      <style:text-properties fo:hyphenate="true"/>
    </style:style>
    <style:style style:name="T13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57" style:parent-style-name="Normal" style:family="paragraph">
      <style:paragraph-properties style:text-autospace="none" fo:margin-bottom="0in" fo:line-height="100%"/>
      <style:text-properties fo:hyphenate="true"/>
    </style:style>
    <style:style style:name="T135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62" style:parent-style-name="Normal" style:family="paragraph">
      <style:paragraph-properties style:text-autospace="none" fo:margin-bottom="0in" fo:line-height="100%"/>
      <style:text-properties fo:hyphenate="true"/>
    </style:style>
    <style:style style:name="T136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67" style:parent-style-name="Normal" style:family="paragraph">
      <style:paragraph-properties style:text-autospace="none" fo:margin-bottom="0in" fo:line-height="100%"/>
      <style:text-properties fo:hyphenate="true"/>
    </style:style>
    <style:style style:name="T13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3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74" style:parent-style-name="Normal" style:family="paragraph">
      <style:paragraph-properties style:text-autospace="none" fo:margin-bottom="0in" fo:line-height="100%"/>
      <style:text-properties fo:hyphenate="true"/>
    </style:style>
    <style:style style:name="T13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77" style:parent-style-name="Normal" style:family="paragraph">
      <style:paragraph-properties style:text-autospace="none" fo:margin-bottom="0in" fo:line-height="100%"/>
      <style:text-properties fo:hyphenate="true"/>
    </style:style>
    <style:style style:name="T1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85" style:parent-style-name="Normal" style:family="paragraph">
      <style:paragraph-properties style:text-autospace="none" fo:margin-bottom="0in" fo:line-height="100%"/>
      <style:text-properties fo:hyphenate="true"/>
    </style:style>
    <style:style style:name="T13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93" style:parent-style-name="Normal" style:family="paragraph">
      <style:paragraph-properties style:text-autospace="none" fo:margin-bottom="0in" fo:line-height="100%"/>
      <style:text-properties fo:hyphenate="true"/>
    </style:style>
    <style:style style:name="T13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01" style:parent-style-name="Normal" style:family="paragraph">
      <style:paragraph-properties style:text-autospace="none" fo:margin-bottom="0in" fo:line-height="100%"/>
      <style:text-properties fo:hyphenate="true"/>
    </style:style>
    <style:style style:name="T14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05" style:parent-style-name="Normal" style:family="paragraph">
      <style:paragraph-properties style:text-autospace="none" fo:margin-bottom="0in" fo:line-height="100%"/>
      <style:text-properties fo:hyphenate="true"/>
    </style:style>
    <style:style style:name="T1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09" style:parent-style-name="Normal" style:family="paragraph">
      <style:paragraph-properties style:text-autospace="none" fo:margin-bottom="0in" fo:line-height="100%"/>
      <style:text-properties fo:hyphenate="true"/>
    </style:style>
    <style:style style:name="T14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12" style:parent-style-name="Normal" style:family="paragraph">
      <style:paragraph-properties style:text-autospace="none" fo:margin-bottom="0in" fo:line-height="100%"/>
      <style:text-properties fo:hyphenate="true"/>
    </style:style>
    <style:style style:name="T1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16" style:parent-style-name="Normal" style:family="paragraph">
      <style:paragraph-properties style:text-autospace="none" fo:margin-bottom="0in" fo:line-height="100%"/>
      <style:text-properties fo:hyphenate="true"/>
    </style:style>
    <style:style style:name="T14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20" style:parent-style-name="Normal" style:family="paragraph">
      <style:paragraph-properties style:text-autospace="none" fo:margin-bottom="0in" fo:line-height="100%"/>
      <style:text-properties fo:hyphenate="true"/>
    </style:style>
    <style:style style:name="T14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25" style:parent-style-name="Normal" style:family="paragraph">
      <style:paragraph-properties style:text-autospace="none" fo:margin-bottom="0in" fo:line-height="100%"/>
      <style:text-properties fo:hyphenate="true"/>
    </style:style>
    <style:style style:name="T14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33" style:parent-style-name="Normal" style:family="paragraph">
      <style:paragraph-properties style:text-autospace="none" fo:margin-bottom="0in" fo:line-height="100%"/>
      <style:text-properties fo:hyphenate="true"/>
    </style:style>
    <style:style style:name="T14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6" style:parent-style-name="Normal" style:family="paragraph">
      <style:paragraph-properties style:text-autospace="none" fo:margin-bottom="0in" fo:line-height="100%"/>
      <style:text-properties fo:hyphenate="true"/>
    </style:style>
    <style:style style:name="T1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46" style:parent-style-name="Normal" style:family="paragraph">
      <style:paragraph-properties style:text-autospace="none" fo:margin-bottom="0in" fo:line-height="100%"/>
      <style:text-properties fo:hyphenate="true"/>
    </style:style>
    <style:style style:name="T14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50" style:parent-style-name="Normal" style:family="paragraph">
      <style:paragraph-properties style:text-autospace="none" fo:margin-bottom="0in" fo:line-height="100%"/>
      <style:text-properties fo:hyphenate="true"/>
    </style:style>
    <style:style style:name="T14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4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55" style:parent-style-name="Normal" style:family="paragraph">
      <style:paragraph-properties style:text-autospace="none" fo:margin-bottom="0in" fo:line-height="100%"/>
      <style:text-properties fo:hyphenate="true"/>
    </style:style>
    <style:style style:name="T14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58" style:parent-style-name="Normal" style:family="paragraph">
      <style:paragraph-properties style:text-autospace="none" fo:margin-bottom="0in" fo:line-height="100%"/>
      <style:text-properties fo:hyphenate="true"/>
    </style:style>
    <style:style style:name="T14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64" style:parent-style-name="Normal" style:family="paragraph">
      <style:paragraph-properties style:text-autospace="none" fo:margin-bottom="0in" fo:line-height="100%"/>
      <style:text-properties fo:hyphenate="true"/>
    </style:style>
    <style:style style:name="T14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68" style:parent-style-name="Normal" style:family="paragraph">
      <style:paragraph-properties style:text-autospace="none" fo:margin-bottom="0in" fo:line-height="100%"/>
      <style:text-properties fo:hyphenate="true"/>
    </style:style>
    <style:style style:name="T14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4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75" style:parent-style-name="Normal" style:family="paragraph">
      <style:paragraph-properties style:text-autospace="none" fo:margin-bottom="0in" fo:line-height="100%"/>
      <style:text-properties fo:hyphenate="true"/>
    </style:style>
    <style:style style:name="T14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78" style:parent-style-name="Normal" style:family="paragraph">
      <style:paragraph-properties style:text-autospace="none" fo:margin-bottom="0in" fo:line-height="100%"/>
      <style:text-properties fo:hyphenate="true"/>
    </style:style>
    <style:style style:name="T1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84" style:parent-style-name="Normal" style:family="paragraph">
      <style:paragraph-properties style:text-autospace="none" fo:margin-bottom="0in" fo:line-height="100%"/>
      <style:text-properties fo:hyphenate="true"/>
    </style:style>
    <style:style style:name="T1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488" style:parent-style-name="Normal" style:family="paragraph">
      <style:paragraph-properties style:text-autospace="none" fo:margin-bottom="0in" fo:line-height="100%"/>
      <style:text-properties fo:hyphenate="true"/>
    </style:style>
    <style:style style:name="T14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93" style:parent-style-name="Normal" style:family="paragraph">
      <style:paragraph-properties style:text-autospace="none" fo:margin-bottom="0in" fo:line-height="100%"/>
      <style:text-properties fo:hyphenate="true"/>
    </style:style>
    <style:style style:name="T14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98" style:parent-style-name="Normal" style:family="paragraph">
      <style:paragraph-properties style:text-autospace="none" fo:margin-bottom="0in" fo:line-height="100%"/>
      <style:text-properties fo:hyphenate="true"/>
    </style:style>
    <style:style style:name="T14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03" style:parent-style-name="Normal" style:family="paragraph">
      <style:paragraph-properties style:text-autospace="none" fo:margin-bottom="0in" fo:line-height="100%"/>
      <style:text-properties fo:hyphenate="true"/>
    </style:style>
    <style:style style:name="T15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07" style:parent-style-name="Normal" style:family="paragraph">
      <style:paragraph-properties style:text-autospace="none" fo:margin-bottom="0in" fo:line-height="100%"/>
      <style:text-properties fo:hyphenate="true"/>
    </style:style>
    <style:style style:name="T15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15" style:parent-style-name="Normal" style:family="paragraph">
      <style:paragraph-properties style:text-autospace="none" fo:margin-bottom="0in" fo:line-height="100%"/>
      <style:text-properties fo:hyphenate="true"/>
    </style:style>
    <style:style style:name="T15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19" style:parent-style-name="Normal" style:family="paragraph">
      <style:paragraph-properties style:text-autospace="none" fo:margin-bottom="0in" fo:line-height="100%"/>
      <style:text-properties fo:hyphenate="true"/>
    </style:style>
    <style:style style:name="T15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522" style:parent-style-name="Normal" style:family="paragraph">
      <style:paragraph-properties style:text-autospace="none" fo:margin-bottom="0in" fo:line-height="100%"/>
      <style:text-properties fo:hyphenate="true"/>
    </style:style>
    <style:style style:name="T15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531" style:parent-style-name="Normal" style:family="paragraph">
      <style:paragraph-properties style:text-autospace="none" fo:margin-bottom="0in" fo:line-height="100%"/>
      <style:text-properties fo:hyphenate="true"/>
    </style:style>
    <style:style style:name="T15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540" style:parent-style-name="Normal" style:family="paragraph">
      <style:paragraph-properties style:text-autospace="none" fo:margin-bottom="0in" fo:line-height="100%"/>
      <style:text-properties fo:hyphenate="true"/>
    </style:style>
    <style:style style:name="T1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545" style:parent-style-name="Normal" style:family="paragraph">
      <style:paragraph-properties style:text-autospace="none" fo:margin-bottom="0in" fo:line-height="100%"/>
      <style:text-properties fo:hyphenate="true"/>
    </style:style>
    <style:style style:name="T15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48" style:parent-style-name="Normal" style:family="paragraph">
      <style:paragraph-properties style:text-autospace="none" fo:margin-bottom="0in" fo:line-height="100%"/>
      <style:text-properties fo:hyphenate="true"/>
    </style:style>
    <style:style style:name="T1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553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554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15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6" style:parent-style-name="Normal" style:family="paragraph">
      <style:paragraph-properties style:text-autospace="none" fo:margin-bottom="0in" fo:line-height="100%"/>
      <style:text-properties fo:hyphenate="true"/>
    </style:style>
    <style:style style:name="T1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60" style:parent-style-name="Normal" style:family="paragraph">
      <style:paragraph-properties style:text-autospace="none" fo:margin-bottom="0in" fo:line-height="100%"/>
      <style:text-properties fo:hyphenate="true"/>
    </style:style>
    <style:style style:name="T15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564" style:parent-style-name="Normal" style:family="paragraph">
      <style:paragraph-properties style:text-autospace="none" fo:margin-bottom="0in" fo:line-height="100%"/>
      <style:text-properties fo:hyphenate="true"/>
    </style:style>
    <style:style style:name="T15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69" style:parent-style-name="Normal" style:family="paragraph">
      <style:paragraph-properties style:text-autospace="none" fo:margin-bottom="0in" fo:line-height="100%"/>
      <style:text-properties fo:hyphenate="true"/>
    </style:style>
    <style:style style:name="T15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74" style:parent-style-name="Normal" style:family="paragraph">
      <style:paragraph-properties style:text-autospace="none" fo:margin-bottom="0in" fo:line-height="100%"/>
      <style:text-properties fo:hyphenate="true"/>
    </style:style>
    <style:style style:name="T15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78" style:parent-style-name="Normal" style:family="paragraph">
      <style:paragraph-properties style:text-autospace="none" fo:margin-bottom="0in" fo:line-height="100%"/>
      <style:text-properties fo:hyphenate="true"/>
    </style:style>
    <style:style style:name="T15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88" style:parent-style-name="Normal" style:family="paragraph">
      <style:paragraph-properties style:text-autospace="none" fo:margin-bottom="0in" fo:line-height="100%"/>
      <style:text-properties fo:hyphenate="true"/>
    </style:style>
    <style:style style:name="T15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98" style:parent-style-name="Normal" style:family="paragraph">
      <style:paragraph-properties style:text-autospace="none" fo:margin-bottom="0in" fo:line-height="100%"/>
      <style:text-properties fo:hyphenate="true"/>
    </style:style>
    <style:style style:name="T1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07" style:parent-style-name="Normal" style:family="paragraph">
      <style:paragraph-properties style:text-autospace="none" fo:margin-bottom="0in" fo:line-height="100%"/>
      <style:text-properties fo:hyphenate="true"/>
    </style:style>
    <style:style style:name="T16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13" style:parent-style-name="Normal" style:family="paragraph">
      <style:paragraph-properties style:text-autospace="none" fo:margin-bottom="0in" fo:line-height="100%"/>
      <style:text-properties fo:hyphenate="true"/>
    </style:style>
    <style:style style:name="T16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18" style:parent-style-name="Normal" style:family="paragraph">
      <style:paragraph-properties style:text-autospace="none" fo:margin-bottom="0in" fo:line-height="100%"/>
      <style:text-properties fo:hyphenate="true"/>
    </style:style>
    <style:style style:name="T16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7" style:parent-style-name="Normal" style:family="paragraph">
      <style:paragraph-properties style:text-autospace="none" fo:margin-bottom="0in" fo:line-height="100%"/>
      <style:text-properties fo:hyphenate="true"/>
    </style:style>
    <style:style style:name="T16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34" style:parent-style-name="Normal" style:family="paragraph">
      <style:paragraph-properties style:text-autospace="none" fo:margin-bottom="0in" fo:line-height="100%"/>
      <style:text-properties fo:hyphenate="true"/>
    </style:style>
    <style:style style:name="T16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39" style:parent-style-name="Normal" style:family="paragraph">
      <style:paragraph-properties style:text-autospace="none" fo:margin-bottom="0in" fo:line-height="100%"/>
      <style:text-properties fo:hyphenate="true"/>
    </style:style>
    <style:style style:name="T16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46" style:parent-style-name="Normal" style:family="paragraph">
      <style:paragraph-properties style:text-autospace="none" fo:margin-bottom="0in" fo:line-height="100%"/>
      <style:text-properties fo:hyphenate="true"/>
    </style:style>
    <style:style style:name="T16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52" style:parent-style-name="Normal" style:family="paragraph">
      <style:paragraph-properties style:text-autospace="none" fo:margin-bottom="0in" fo:line-height="100%"/>
      <style:text-properties fo:hyphenate="true"/>
    </style:style>
    <style:style style:name="T16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5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657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658" style:parent-style-name="Normal" style:family="paragraph">
      <style:paragraph-properties style:text-autospace="none" fo:margin-bottom="0in" fo:line-height="100%"/>
      <style:text-properties fo:hyphenate="true"/>
    </style:style>
    <style:style style:name="T16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662" style:parent-style-name="Normal" style:family="paragraph">
      <style:paragraph-properties style:text-autospace="none" fo:margin-bottom="0in" fo:line-height="100%"/>
      <style:text-properties fo:hyphenate="true"/>
    </style:style>
    <style:style style:name="T16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666" style:parent-style-name="Normal" style:family="paragraph">
      <style:paragraph-properties style:text-autospace="none" fo:margin-bottom="0in" fo:line-height="100%"/>
      <style:text-properties fo:hyphenate="true"/>
    </style:style>
    <style:style style:name="T16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72" style:parent-style-name="Normal" style:family="paragraph">
      <style:paragraph-properties style:text-autospace="none" fo:margin-bottom="0in" fo:line-height="100%"/>
      <style:text-properties fo:hyphenate="true"/>
    </style:style>
    <style:style style:name="T16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82" style:parent-style-name="Normal" style:family="paragraph">
      <style:paragraph-properties style:text-autospace="none" fo:margin-bottom="0in" fo:line-height="100%"/>
      <style:text-properties fo:hyphenate="true"/>
    </style:style>
    <style:style style:name="T16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88" style:parent-style-name="Normal" style:family="paragraph">
      <style:paragraph-properties style:text-autospace="none" fo:margin-bottom="0in" fo:line-height="100%"/>
      <style:text-properties fo:hyphenate="true"/>
    </style:style>
    <style:style style:name="T16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94" style:parent-style-name="Normal" style:family="paragraph">
      <style:paragraph-properties style:text-autospace="none" fo:margin-bottom="0in" fo:line-height="100%"/>
      <style:text-properties fo:hyphenate="true"/>
    </style:style>
    <style:style style:name="T16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98" style:parent-style-name="Normal" style:family="paragraph">
      <style:paragraph-properties style:text-autospace="none" fo:margin-bottom="0in" fo:line-height="100%"/>
      <style:text-properties fo:hyphenate="true"/>
    </style:style>
    <style:style style:name="T16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04" style:parent-style-name="Normal" style:family="paragraph">
      <style:paragraph-properties style:text-autospace="none" fo:margin-bottom="0in" fo:line-height="100%"/>
      <style:text-properties fo:hyphenate="true"/>
    </style:style>
    <style:style style:name="T17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08" style:parent-style-name="Normal" style:family="paragraph">
      <style:paragraph-properties style:text-autospace="none" fo:margin-bottom="0in" fo:line-height="100%"/>
      <style:text-properties fo:hyphenate="true"/>
    </style:style>
    <style:style style:name="T17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7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716" style:parent-style-name="Normal" style:family="paragraph">
      <style:paragraph-properties style:text-autospace="none" fo:margin-bottom="0in" fo:line-height="100%"/>
      <style:text-properties fo:hyphenate="true"/>
    </style:style>
    <style:style style:name="T17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22" style:parent-style-name="Normal" style:family="paragraph">
      <style:paragraph-properties style:text-autospace="none" fo:margin-bottom="0in" fo:line-height="100%"/>
      <style:text-properties fo:hyphenate="true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26" style:parent-style-name="Normal" style:family="paragraph">
      <style:paragraph-properties style:text-autospace="none" fo:margin-bottom="0in" fo:line-height="100%"/>
      <style:text-properties fo:hyphenate="true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7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734" style:parent-style-name="Normal" style:family="paragraph">
      <style:paragraph-properties style:text-autospace="none" fo:margin-bottom="0in" fo:line-height="100%"/>
      <style:text-properties fo:hyphenate="true"/>
    </style:style>
    <style:style style:name="T17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38" style:parent-style-name="Normal" style:family="paragraph">
      <style:paragraph-properties style:text-autospace="none" fo:margin-bottom="0in" fo:line-height="100%"/>
      <style:text-properties fo:hyphenate="true"/>
    </style:style>
    <style:style style:name="T1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44" style:parent-style-name="Normal" style:family="paragraph">
      <style:paragraph-properties style:text-autospace="none" fo:margin-bottom="0in" fo:line-height="100%"/>
      <style:text-properties fo:hyphenate="true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</office:automatic-styles>
  <office:body>
    <office:text text:use-soft-page-breaks="true">
      <text:p text:style-name="P1">//animals</text:p>
      <text:p text:style-name="P2"><text:span text:style-name="T3">#include</text:span><text:span text:style-name="T4"><text:s/></text:span><text:span text:style-name="T5">"pch.h"</text:span></text:p>
      <text:p text:style-name="P6"/>
      <text:p text:style-name="P7"><text:span text:style-name="T8">using</text:span><text:span text:style-name="T9"><text:s/></text:span><text:span text:style-name="T10">namespace</text:span><text:span text:style-name="T11"><text:s/>System;</text:span></text:p>
      <text:p text:style-name="P12"/>
      <text:p text:style-name="P13"/>
      <text:p text:style-name="P14"><text:span text:style-name="T15">ref</text:span><text:span text:style-name="T16"><text:s/></text:span><text:span text:style-name="T17">class</text:span><text:span text:style-name="T18"><text:s/></text:span><text:span text:style-name="T19">Animal</text:span></text:p>
      <text:p text:style-name="P20">{</text:p>
      <text:p text:style-name="P21"><text:span text:style-name="T22">public</text:span><text:span text:style-name="T23">:</text:span></text:p>
      <text:p text:style-name="P24"><text:span text:style-name="T25"><text:tab/></text:span><text:span text:style-name="T26">int</text:span><text:span text:style-name="T27"><text:s/>legs;</text:span></text:p>
      <text:p text:style-name="P28"><text:span text:style-name="T29"><text:tab/></text:span><text:span text:style-name="T30">void</text:span><text:span text:style-name="T31"><text:s/>SetName(</text:span><text:span text:style-name="T32">String</text:span><text:span text:style-name="T33">^<text:s/></text:span><text:span text:style-name="T34">nm</text:span><text:span text:style-name="T35">)</text:span></text:p>
      <text:p text:style-name="P36"><text:tab/>{</text:p>
      <text:p text:style-name="P37"><text:span text:style-name="T38"><text:tab/></text:span><text:span text:style-name="T39"><text:tab/>name =<text:s/></text:span><text:span text:style-name="T40">nm</text:span><text:span text:style-name="T41">;</text:span></text:p>
      <text:p text:style-name="P42"/>
      <text:p text:style-name="P43"><text:tab/>}</text:p>
      <text:p text:style-name="P44"><text:span text:style-name="T45"><text:tab/></text:span><text:span text:style-name="T46">String</text:span><text:span text:style-name="T47">^ GetName()</text:span></text:p>
      <text:p text:style-name="P48"><text:tab/>{</text:p>
      <text:p text:style-name="P49"><text:span text:style-name="T50"><text:tab/></text:span><text:span text:style-name="T51"><text:tab/></text:span><text:span text:style-name="T52">return</text:span><text:span text:style-name="T53"><text:s/>name;</text:span></text:p>
      <text:p text:style-name="P54"><text:tab/>}</text:p>
      <text:p text:style-name="P55"><text:span text:style-name="T56">private</text:span><text:span text:style-name="T57">:</text:span></text:p>
      <text:p text:style-name="P58"><text:span text:style-name="T59"><text:tab/></text:span><text:span text:style-name="T60">String</text:span><text:span text:style-name="T61"><text:s/>^name;</text:span></text:p>
      <text:p text:style-name="P62"/>
      <text:p text:style-name="P63">};</text:p>
      <text:p text:style-name="P64"><text:span text:style-name="T65">int</text:span><text:span text:style-name="T66"><text:s/>main(</text:span><text:span text:style-name="T67">array</text:span><text:span text:style-name="T68">&lt;System::</text:span><text:span text:style-name="T69">String</text:span><text:span text:style-name="T70">^&gt;^<text:s/></text:span><text:span text:style-name="T71">args</text:span><text:span text:style-name="T72">)</text:span></text:p>
      <text:p text:style-name="P73">{</text:p>
      <text:p text:style-name="P74"><text:span text:style-name="T75"><text:tab/></text:span><text:span text:style-name="T76">Animal</text:span><text:span text:style-name="T77"><text:s/>cat, dog;</text:span></text:p>
      <text:p text:style-name="P78"><text:span text:style-name="T79"><text:tab/>cat.SetName(</text:span><text:span text:style-name="T80">"Cat"</text:span><text:span text:style-name="T81">);</text:span></text:p>
      <text:p text:style-name="P82"><text:tab/><text:tab/>cat.legs = 4;</text:p>
      <text:p text:style-name="P83"><text:span text:style-name="T84"><text:tab/></text:span><text:span text:style-name="T85"><text:tab/>dog.SetName(</text:span><text:span text:style-name="T86">"Dog"</text:span><text:span text:style-name="T87">);</text:span></text:p>
      <text:p text:style-name="P88"><text:tab/><text:tab/>dog.legs = 4;</text:p>
      <text:p text:style-name="P89"><text:span text:style-name="T90"><text:tab/></text:span><text:span text:style-name="T91">Console</text:span><text:span text:style-name="T92">::WriteLine(</text:span><text:span text:style-name="T93">"Animal 1"</text:span><text:span text:style-name="T94">);</text:span></text:p>
      <text:p text:style-name="P95"><text:span text:style-name="T96"><text:tab/></text:span><text:span text:style-name="T97">Console</text:span><text:span text:style-name="T98">::Write(</text:span><text:span text:style-name="T99">"Name: "</text:span><text:span text:style-name="T100">);</text:span></text:p>
      <text:p text:style-name="P101"><text:span text:style-name="T102"><text:tab/></text:span><text:span text:style-name="T103">Console</text:span><text:span text:style-name="T104">::WriteLine(cat.GetName());</text:span></text:p>
      <text:p text:style-name="P105"><text:span text:style-name="T106"><text:tab/></text:span><text:span text:style-name="T107">Console</text:span><text:span text:style-name="T108">::Write(</text:span><text:span text:style-name="T109">"Legs: "</text:span><text:span text:style-name="T110">);</text:span></text:p>
      <text:p text:style-name="P111"><text:span text:style-name="T112"><text:tab/></text:span><text:span text:style-name="T113">Console</text:span><text:span text:style-name="T114">::WriteLine(cat.legs);</text:span></text:p>
      <text:p text:style-name="P115"><text:span text:style-name="T116"><text:tab/></text:span><text:span text:style-name="T117">Console</text:span><text:span text:style-name="T118">::WriteLine();</text:span></text:p>
      <text:p text:style-name="P119"><text:span text:style-name="T120"><text:tab/></text:span><text:span text:style-name="T121">Console</text:span><text:span text:style-name="T122">::WriteLine(</text:span><text:span text:style-name="T123">"Animal 2"</text:span><text:span text:style-name="T124">);</text:span></text:p>
      <text:p text:style-name="P125"><text:span text:style-name="T126"><text:tab/></text:span><text:span text:style-name="T127">Console</text:span><text:span text:style-name="T128">::Write(</text:span><text:span text:style-name="T129">"Name: "</text:span><text:span text:style-name="T130">);</text:span></text:p>
      <text:p text:style-name="P131"><text:span text:style-name="T132"><text:tab/></text:span><text:span text:style-name="T133">Console</text:span><text:span text:style-name="T134">::WriteLine(dog.GetName());</text:span></text:p>
      <text:p text:style-name="P135"><text:span text:style-name="T136"><text:tab/></text:span><text:span text:style-name="T137">Console</text:span><text:span text:style-name="T138">::Write(</text:span><text:span text:style-name="T139">"Legs: "</text:span><text:span text:style-name="T140">);</text:span></text:p>
      <text:p text:style-name="P141"><text:span text:style-name="T142"><text:tab/></text:span><text:span text:style-name="T143">Console</text:span><text:span text:style-name="T144">::WriteLine(dog.legs);</text:span></text:p>
      <text:p text:style-name="P145"><text:span text:style-name="T146"><text:tab/></text:span><text:span text:style-name="T147">Console</text:span><text:span text:style-name="T148">::WriteLine();</text:span></text:p>
      <text:p text:style-name="P149"><text:span text:style-name="T150"><text:tab/></text:span><text:span text:style-name="T151">return</text:span><text:span text:style-name="T152"><text:s/>0;</text:span></text:p>
      <text:p text:style-name="P153"><text:span text:style-name="T154">}</text:span></text:p>
      <text:p text:style-name="P155">//winform</text:p>
      <text:p text:style-name="P156"><text:span text:style-name="T157">#pragma</text:span><text:span text:style-name="T158"><text:s/></text:span><text:span text:style-name="T159">once</text:span></text:p>
      <text:p text:style-name="P160"/>
      <text:p text:style-name="P161"><text:span text:style-name="T162">namespace</text:span><text:span text:style-name="T163"><text:s/>ConfigWinform {</text:span></text:p>
      <text:p text:style-name="P164"/>
      <text:p text:style-name="P165"><text:span text:style-name="T166"><text:tab/></text:span><text:span text:style-name="T167">using</text:span><text:span text:style-name="T168"><text:s/></text:span><text:span text:style-name="T169">namespace</text:span><text:span text:style-name="T170"><text:s/>System;</text:span></text:p>
      <text:p text:style-name="P171"><text:span text:style-name="T172"><text:tab/></text:span><text:span text:style-name="T173">using</text:span><text:span text:style-name="T174"><text:s/></text:span><text:span text:style-name="T175">namespace</text:span><text:span text:style-name="T176"><text:s/>System::ComponentModel;</text:span></text:p>
      <text:p text:style-name="P177"><text:span text:style-name="T178"><text:tab/></text:span><text:span text:style-name="T179">using</text:span><text:span text:style-name="T180"><text:s/></text:span><text:span text:style-name="T181">namespace</text:span><text:span text:style-name="T182"><text:s/>System::Collections;</text:span></text:p>
      <text:p text:style-name="P183"><text:span text:style-name="T184"><text:tab/></text:span><text:span text:style-name="T185">using</text:span><text:span text:style-name="T186"><text:s/></text:span><text:span text:style-name="T187">namespace</text:span><text:span text:style-name="T188"><text:s/>System::Windows::Forms;</text:span></text:p>
      <text:p text:style-name="P189"><text:span text:style-name="T190"><text:tab/></text:span><text:span text:style-name="T191">using</text:span><text:span text:style-name="T192"><text:s/></text:span><text:span text:style-name="T193">namespace</text:span><text:span text:style-name="T194"><text:s/>System::Data;</text:span></text:p>
      <text:p text:style-name="P195"><text:span text:style-name="T196"><text:tab/></text:span><text:span text:style-name="T197">using</text:span><text:span text:style-name="T198"><text:s/></text:span><text:span text:style-name="T199">namespace</text:span><text:span text:style-name="T200"><text:s/>System::Drawing;</text:span></text:p>
      <text:p text:style-name="P201"/>
      <text:p text:style-name="P202"><text:span text:style-name="T203"><text:tab/></text:span><text:span text:style-name="T204">///</text:span><text:span text:style-name="T205"><text:s/></text:span><text:span text:style-name="T206">&lt;summary&gt;</text:span></text:p>
      <text:p text:style-name="P207"><text:span text:style-name="T208"><text:tab/></text:span><text:span text:style-name="T209">/// Summary for MyForm</text:span></text:p>
      <text:p text:style-name="P210"><text:span text:style-name="T211"><text:tab/></text:span><text:span text:style-name="T212">///<text:s/></text:span><text:span text:style-name="T213">&lt;/summary&gt;</text:span></text:p>
      <text:p text:style-name="P214"><text:span text:style-name="T215"><text:tab/></text:span><text:span text:style-name="T216">public</text:span><text:span text:style-name="T217"><text:s/></text:span><text:span text:style-name="T218">ref</text:span><text:span text:style-name="T219"><text:s/></text:span><text:span text:style-name="T220">class</text:span><text:span text:style-name="T221"><text:s/></text:span><text:span text:style-name="T222">MyForm</text:span><text:span text:style-name="T223"><text:s/>:<text:s/></text:span><text:span text:style-name="T224">public</text:span><text:span text:style-name="T225"><text:s/>System::Windows::Forms::</text:span><text:span text:style-name="T226">Form</text:span></text:p>
      <text:p text:style-name="P227"><text:tab/>{</text:p>
      <text:p text:style-name="P228"><text:span text:style-name="T229"><text:tab/></text:span><text:span text:style-name="T230">public</text:span><text:span text:style-name="T231">:</text:span></text:p>
      <text:p text:style-name="P232"><text:span text:style-name="T233"><text:tab/></text:span><text:span text:style-name="T234"><text:tab/>MyForm(</text:span><text:span text:style-name="T235">void</text:span><text:span text:style-name="T236">)</text:span></text:p>
      <text:p text:style-name="P237"><text:tab/><text:tab/>{</text:p>
      <text:p text:style-name="P238"><text:tab/><text:tab/><text:tab/>InitializeComponent();</text:p>
      <text:p text:style-name="P239"><text:span text:style-name="T240"><text:tab/></text:span><text:span text:style-name="T241"><text:tab/></text:span><text:span text:style-name="T242"><text:tab/></text:span><text:span text:style-name="T243">//</text:span></text:p>
      <text:p text:style-name="P244"><text:span text:style-name="T245"><text:tab/></text:span><text:span text:style-name="T246"><text:tab/></text:span><text:span text:style-name="T247"><text:tab/></text:span><text:span text:style-name="T248">//TODO: Add the constructor code here</text:span></text:p>
      <text:p text:style-name="P249"><text:span text:style-name="T250"><text:tab/></text:span><text:span text:style-name="T251"><text:tab/></text:span><text:span text:style-name="T252"><text:tab/></text:span><text:span text:style-name="T253">//</text:span></text:p>
      <text:p text:style-name="P254"><text:tab/><text:tab/>}</text:p>
      <text:p text:style-name="P255"/>
      <text:p text:style-name="P256"><text:span text:style-name="T257"><text:tab/></text:span><text:span text:style-name="T258">protected</text:span><text:span text:style-name="T259">:</text:span></text:p>
      <text:p text:style-name="P260"><text:span text:style-name="T261"><text:tab/></text:span><text:span text:style-name="T262"><text:tab/></text:span><text:span text:style-name="T263">///<text:s/></text:span><text:span text:style-name="T264">&lt;summary&gt;</text:span></text:p>
      <text:p text:style-name="P265"><text:span text:style-name="T266"><text:tab/></text:span><text:span text:style-name="T267"><text:tab/></text:span><text:span text:style-name="T268">/// Clean up any resources being used.</text:span></text:p>
      <text:p text:style-name="P269"><text:span text:style-name="T270"><text:tab/></text:span><text:span text:style-name="T271"><text:tab/></text:span><text:span text:style-name="T272">///<text:s/></text:span><text:span text:style-name="T273">&lt;/summary&gt;</text:span></text:p>
      <text:p text:style-name="P274"><text:tab/><text:tab/>~MyForm()</text:p>
      <text:p text:style-name="P275"><text:tab/><text:tab/>{</text:p>
      <text:p text:style-name="P276"><text:span text:style-name="T277"><text:tab/></text:span><text:span text:style-name="T278"><text:tab/></text:span><text:span text:style-name="T279"><text:tab/></text:span><text:span text:style-name="T280">if</text:span><text:span text:style-name="T281"><text:s/>(components)</text:span></text:p>
      <text:p text:style-name="P282"><text:tab/><text:tab/><text:tab/>{</text:p>
      <text:p text:style-name="P283"><text:span text:style-name="T284"><text:tab/></text:span><text:span text:style-name="T285"><text:tab/></text:span><text:span text:style-name="T286"><text:tab/></text:span><text:span text:style-name="T287"><text:tab/></text:span><text:span text:style-name="T288">delete</text:span><text:span text:style-name="T289"><text:s/>components;</text:span></text:p>
      <text:p text:style-name="P290"><text:tab/><text:tab/><text:tab/>}</text:p>
      <text:p text:style-name="P291"><text:tab/><text:tab/>}</text:p>
      <text:p text:style-name="P292"><text:span text:style-name="T293"><text:tab/></text:span><text:span text:style-name="T294">private</text:span><text:span text:style-name="T295">: System::Windows::Forms::</text:span><text:span text:style-name="T296">Button</text:span><text:span text:style-name="T297">^ button1;</text:span></text:p>
      <text:p text:style-name="P298"><text:span text:style-name="T299"><text:tab/></text:span><text:span text:style-name="T300">protected</text:span><text:span text:style-name="T301">:</text:span></text:p>
      <text:p text:style-name="P302"><text:span text:style-name="T303"><text:tab/></text:span><text:span text:style-name="T304">private</text:span><text:span text:style-name="T305">: System::Windows::Forms::</text:span><text:span text:style-name="T306">Button</text:span><text:span text:style-name="T307">^ button2;</text:span></text:p>
      <text:p text:style-name="P308"><text:span text:style-name="T309"><text:tab/></text:span><text:span text:style-name="T310">p</text:span><text:span text:style-name="T311">rivate</text:span><text:span text:style-name="T312">: System::Windows::Forms::</text:span><text:span text:style-name="T313">ListBox</text:span><text:span text:style-name="T314">^ listBox1;</text:span></text:p>
      <text:p text:style-name="P315"><text:span text:style-name="T316"><text:tab/></text:span><text:span text:style-name="T317">private</text:span><text:span text:style-name="T318">: System::Windows::Forms::</text:span><text:span text:style-name="T319">TextBox</text:span><text:span text:style-name="T320">^ textBox1;</text:span></text:p>
      <text:p text:style-name="P321"><text:span text:style-name="T322"><text:tab/></text:span><text:span text:style-name="T323">private</text:span><text:span text:style-name="T324">: System::Windows::Forms::</text:span><text:span text:style-name="T325">Button</text:span><text:span text:style-name="T326">^ button3;</text:span></text:p>
      <text:p text:style-name="P327"/>
      <text:p text:style-name="P328"/>
      <text:p text:style-name="P329"><text:span text:style-name="T330"><text:tab/></text:span><text:span text:style-name="T331">private</text:span><text:span text:style-name="T332">:</text:span></text:p>
      <text:p text:style-name="P333"><text:span text:style-name="T334"><text:tab/></text:span><text:span text:style-name="T335"><text:tab/></text:span><text:span text:style-name="T336">///<text:s/></text:span><text:span text:style-name="T337">&lt;summary&gt;</text:span></text:p>
      <text:p text:style-name="P338"><text:span text:style-name="T339"><text:tab/></text:span><text:span text:style-name="T340"><text:tab/></text:span><text:span text:style-name="T341">/// Required designer variable.</text:span></text:p>
      <text:p text:style-name="P342"><text:span text:style-name="T343"><text:tab/></text:span><text:span text:style-name="T344"><text:tab/></text:span><text:span text:style-name="T345">///<text:s/></text:span><text:span text:style-name="T346">&lt;/summary&gt;</text:span></text:p>
      <text:p text:style-name="P347"><text:span text:style-name="T348"><text:tab/></text:span><text:span text:style-name="T349"><text:tab/></text:span><text:span text:style-name="T350">System::ComponentModel::</text:span><text:span text:style-name="T351">Container</text:span><text:span text:style-name="T352"><text:s/>^components;</text:span></text:p>
      <text:p text:style-name="P353"/>
      <text:p text:style-name="P354"><text:span text:style-name="T355">#pragma</text:span><text:span text:style-name="T356"><text:s/></text:span><text:span text:style-name="T357">region</text:span><text:span text:style-name="T358"><text:s/>Windows Form Designer generated code</text:span></text:p>
      <text:p text:style-name="P359"><text:span text:style-name="T360"><text:tab/></text:span><text:span text:style-name="T361"><text:tab/></text:span><text:span text:style-name="T362">///<text:s/></text:span><text:span text:style-name="T363">&lt;summary&gt;</text:span></text:p>
      <text:p text:style-name="P364"><text:span text:style-name="T365"><text:tab/></text:span><text:span text:style-name="T366"><text:tab/></text:span><text:span text:style-name="T367">/// Required method for Designer support - do not modify</text:span></text:p>
      <text:p text:style-name="P368"><text:span text:style-name="T369"><text:tab/></text:span><text:span text:style-name="T370"><text:tab/></text:span><text:span text:style-name="T371">/// the contents of this method with the code editor.</text:span></text:p>
      <text:p text:style-name="P372"><text:span text:style-name="T373"><text:tab/></text:span><text:span text:style-name="T374"><text:tab/></text:span><text:span text:style-name="T375">///<text:s/></text:span><text:span text:style-name="T376">&lt;/summary&gt;</text:span></text:p>
      <text:p text:style-name="P377"><text:span text:style-name="T378"><text:tab/></text:span><text:span text:style-name="T379"><text:tab/></text:span><text:span text:style-name="T380">void</text:span><text:span text:style-name="T381"><text:s/>InitializeComponent(</text:span><text:span text:style-name="T382">void</text:span><text:span text:style-name="T383">)</text:span></text:p>
      <text:p text:style-name="P384"><text:tab/><text:tab/>{</text:p>
      <text:p text:style-name="P385"><text:span text:style-name="T386"><text:tab/></text:span><text:span text:style-name="T387"><text:tab/></text:span><text:span text:style-name="T388"><text:tab/></text:span><text:span text:style-name="T389">this</text:span><text:span text:style-name="T390">-&gt;button1 = (</text:span><text:span text:style-name="T391">gcnew</text:span><text:span text:style-name="T392"><text:s/>System::Windows::Forms::</text:span><text:span text:style-name="T393">Button</text:span><text:span text:style-name="T394">());</text:span></text:p>
      <text:p text:style-name="P395"><text:span text:style-name="T396"><text:tab/></text:span><text:span text:style-name="T397"><text:tab/></text:span><text:span text:style-name="T398"><text:tab/></text:span><text:span text:style-name="T399">this</text:span><text:span text:style-name="T400">-&gt;button2 = (</text:span><text:span text:style-name="T401">gcnew</text:span><text:span text:style-name="T402"><text:s/>System::Windows::Forms::</text:span><text:span text:style-name="T403">Button</text:span><text:span text:style-name="T404">());</text:span></text:p>
      <text:p text:style-name="P405"><text:span text:style-name="T406"><text:tab/></text:span><text:span text:style-name="T407"><text:tab/></text:span><text:span text:style-name="T408"><text:tab/></text:span><text:span text:style-name="T409">this</text:span><text:span text:style-name="T410">-&gt;listBox1 = (</text:span><text:span text:style-name="T411">gcnew</text:span><text:span text:style-name="T412"><text:s/>System::Windows::Forms::</text:span><text:span text:style-name="T413">ListBox</text:span><text:span text:style-name="T414">());</text:span></text:p>
      <text:p text:style-name="P415"><text:span text:style-name="T416"><text:tab/></text:span><text:span text:style-name="T417"><text:tab/></text:span><text:span text:style-name="T418"><text:tab/></text:span><text:span text:style-name="T419">this</text:span><text:span text:style-name="T420">-&gt;textBox1 = (</text:span><text:span text:style-name="T421">gcnew</text:span><text:span text:style-name="T422"><text:s/>System::Windows::Forms::</text:span><text:span text:style-name="T423">TextBox</text:span><text:span text:style-name="T424">());</text:span></text:p>
      <text:p text:style-name="P425"><text:span text:style-name="T426"><text:tab/></text:span><text:span text:style-name="T427"><text:tab/></text:span><text:span text:style-name="T428"><text:tab/></text:span><text:span text:style-name="T429">this</text:span><text:span text:style-name="T430">-&gt;button3 = (</text:span><text:span text:style-name="T431">gcnew</text:span><text:span text:style-name="T432"><text:s/>System::Windows::Forms::</text:span><text:span text:style-name="T433">Button</text:span><text:span text:style-name="T434">());</text:span></text:p>
      <text:p text:style-name="P435"><text:span text:style-name="T436"><text:tab/></text:span><text:span text:style-name="T437"><text:tab/></text:span><text:span text:style-name="T438"><text:tab/></text:span><text:span text:style-name="T439">this</text:span><text:span text:style-name="T440">-&gt;SuspendLayout();</text:span></text:p>
      <text:p text:style-name="P441"><text:span text:style-name="T442"><text:tab/></text:span><text:span text:style-name="T443"><text:tab/></text:span><text:span text:style-name="T444"><text:tab/></text:span><text:span text:style-name="T445">//<text:s/></text:span></text:p>
      <text:p text:style-name="P446"><text:span text:style-name="T447"><text:tab/></text:span><text:span text:style-name="T448"><text:tab/></text:span><text:span text:style-name="T449"><text:tab/></text:span><text:span text:style-name="T450">// button1</text:span></text:p>
      <text:p text:style-name="P451"><text:span text:style-name="T452"><text:tab/></text:span><text:span text:style-name="T453"><text:tab/></text:span><text:span text:style-name="T454"><text:tab/></text:span><text:span text:style-name="T455">//<text:s/></text:span></text:p>
      <text:p text:style-name="P456"><text:span text:style-name="T457"><text:tab/></text:span><text:span text:style-name="T458"><text:tab/></text:span><text:span text:style-name="T459"><text:tab/></text:span><text:span text:style-name="T460">this</text:span><text:span text:style-name="T461">-&gt;button1-&gt;AutoEllipsis =<text:s/></text:span><text:span text:style-name="T462">true</text:span><text:span text:style-name="T463">;</text:span></text:p>
      <text:p text:style-name="P464"><text:span text:style-name="T465"><text:tab/></text:span><text:span text:style-name="T466"><text:tab/></text:span><text:span text:style-name="T467"><text:tab/></text:span><text:span text:style-name="T468">this</text:span><text:span text:style-name="T469">-&gt;button1-&gt;BackColor = System::Drawing::</text:span><text:span text:style-name="T470">Color</text:span><text:span text:style-name="T471">::SandyBrown;</text:span></text:p>
      <text:p text:style-name="P472"><text:span text:style-name="T473"><text:tab/></text:span><text:span text:style-name="T474"><text:tab/></text:span><text:span text:style-name="T475"><text:tab/></text:span><text:span text:style-name="T476">this</text:span><text:span text:style-name="T477">-&gt;button1-&gt;Location = System::Drawing::</text:span><text:span text:style-name="T478">Point</text:span><text:span text:style-name="T479">(34, 29);</text:span></text:p>
      <text:p text:style-name="P480"><text:span text:style-name="T481"><text:tab/></text:span><text:span text:style-name="T482"><text:tab/></text:span><text:span text:style-name="T483"><text:tab/></text:span><text:span text:style-name="T484">this</text:span><text:span text:style-name="T485">-&gt;button1-&gt;Name =<text:s/></text:span><text:span text:style-name="T486">L"button1"</text:span><text:span text:style-name="T487">;</text:span></text:p>
      <text:p text:style-name="P488"><text:span text:style-name="T489"><text:tab/></text:span><text:span text:style-name="T490"><text:tab/></text:span><text:span text:style-name="T491"><text:tab/></text:span><text:span text:style-name="T492">this</text:span><text:span text:style-name="T493">-&gt;button1-&gt;Size = System::Drawing::</text:span><text:span text:style-name="T494">Size</text:span><text:span text:style-name="T495">(170, 74);</text:span></text:p>
      <text:p text:style-name="P496"><text:span text:style-name="T497"><text:tab/></text:span><text:span text:style-name="T498"><text:tab/></text:span><text:span text:style-name="T499"><text:tab/></text:span><text:span text:style-name="T500">this</text:span><text:span text:style-name="T501">-&gt;button1-&gt;TabIndex = 0;</text:span></text:p>
      <text:p text:style-name="P502"><text:span text:style-name="T503"><text:tab/></text:span><text:span text:style-name="T504"><text:tab/></text:span><text:span text:style-name="T505"><text:tab/></text:span><text:span text:style-name="T506">this</text:span><text:span text:style-name="T507">-&gt;b</text:span><text:span text:style-name="T508">utton1-&gt;Text =<text:s/></text:span><text:span text:style-name="T509">L"Mesaj"</text:span><text:span text:style-name="T510">;</text:span></text:p>
      <text:p text:style-name="P511"><text:span text:style-name="T512"><text:tab/></text:span><text:span text:style-name="T513"><text:tab/></text:span><text:span text:style-name="T514"><text:tab/></text:span><text:span text:style-name="T515">this</text:span><text:span text:style-name="T516">-&gt;button1-&gt;UseVisualStyleBackColor =<text:s/></text:span><text:span text:style-name="T517">false</text:span><text:span text:style-name="T518">;</text:span></text:p>
      <text:p text:style-name="P519"><text:span text:style-name="T520"><text:tab/></text:span><text:span text:style-name="T521"><text:tab/></text:span><text:span text:style-name="T522"><text:tab/></text:span><text:span text:style-name="T523">this</text:span><text:span text:style-name="T524">-&gt;button1-&gt;Click +=<text:s/></text:span><text:span text:style-name="T525">gcnew</text:span><text:span text:style-name="T526"><text:s/>System::</text:span><text:span text:style-name="T527">EventHandler</text:span><text:span text:style-name="T528">(</text:span><text:span text:style-name="T529">this</text:span><text:span text:style-name="T530">, &amp;</text:span><text:span text:style-name="T531">MyForm</text:span><text:span text:style-name="T532">::button1_Click);</text:span></text:p>
      <text:p text:style-name="P533"><text:span text:style-name="T534"><text:tab/></text:span><text:span text:style-name="T535"><text:tab/></text:span><text:span text:style-name="T536"><text:tab/></text:span><text:span text:style-name="T537">//<text:s/></text:span></text:p>
      <text:p text:style-name="P538"><text:span text:style-name="T539"><text:tab/></text:span><text:span text:style-name="T540"><text:tab/></text:span><text:span text:style-name="T541"><text:tab/></text:span><text:span text:style-name="T542">// button2</text:span></text:p>
      <text:p text:style-name="P543"><text:span text:style-name="T544"><text:tab/></text:span><text:span text:style-name="T545"><text:tab/></text:span><text:span text:style-name="T546"><text:tab/></text:span><text:span text:style-name="T547">//<text:s/></text:span></text:p>
      <text:p text:style-name="P548"><text:span text:style-name="T549"><text:tab/></text:span><text:span text:style-name="T550"><text:tab/></text:span><text:span text:style-name="T551"><text:tab/></text:span><text:span text:style-name="T552">this</text:span><text:span text:style-name="T553">-&gt;button2-&gt;BackColor = System::Drawing::</text:span><text:span text:style-name="T554">Color</text:span><text:span text:style-name="T555">::FromArgb(</text:span><text:span text:style-name="T556">static_cast</text:span><text:span text:style-name="T557">&lt;System::</text:span><text:span text:style-name="T558">Int32</text:span><text:span text:style-name="T559">&gt;(</text:span><text:span text:style-name="T560">static_cast</text:span><text:span text:style-name="T561">&lt;System::</text:span><text:span text:style-name="T562">Byte</text:span><text:span text:style-name="T563">&gt;(192)),<text:s/></text:span><text:span text:style-name="T564">static_cast</text:span><text:span text:style-name="T565">&lt;System::</text:span><text:span text:style-name="T566">Int32</text:span><text:span text:style-name="T567">&gt;(</text:span><text:span text:style-name="T568">static_cast</text:span><text:span text:style-name="T569">&lt;System::</text:span><text:span text:style-name="T570">Byte</text:span><text:span text:style-name="T571">&gt;(192)),</text:span></text:p>
      <text:p text:style-name="P572"><text:span text:style-name="T573"><text:tab/></text:span><text:span text:style-name="T574"><text:tab/></text:span><text:span text:style-name="T575"><text:tab/></text:span><text:span text:style-name="T576"><text:tab/></text:span><text:span text:style-name="T577">static_cast</text:span><text:span text:style-name="T578">&lt;System::</text:span><text:span text:style-name="T579">Int32</text:span><text:span text:style-name="T580">&gt;(</text:span><text:span text:style-name="T581">static_cast</text:span><text:span text:style-name="T582">&lt;System::</text:span><text:span text:style-name="T583">Byte</text:span><text:span text:style-name="T584">&gt;(255)));</text:span></text:p>
      <text:p text:style-name="P585"><text:span text:style-name="T586"><text:tab/></text:span><text:span text:style-name="T587"><text:tab/></text:span><text:span text:style-name="T588"><text:tab/></text:span><text:span text:style-name="T589">this</text:span><text:span text:style-name="T590">-&gt;button2-&gt;Location = System::Drawing::</text:span><text:span text:style-name="T591">Point</text:span><text:span text:style-name="T592">(34, 130)</text:span><text:span text:style-name="T593">;</text:span></text:p>
      <text:p text:style-name="P594"><text:span text:style-name="T595"><text:tab/></text:span><text:span text:style-name="T596"><text:tab/></text:span><text:span text:style-name="T597"><text:tab/></text:span><text:span text:style-name="T598">this</text:span><text:span text:style-name="T599">-&gt;button2-&gt;Name =<text:s/></text:span><text:span text:style-name="T600">L"button2"</text:span><text:span text:style-name="T601">;</text:span></text:p>
      <text:p text:style-name="P602"><text:span text:style-name="T603"><text:tab/></text:span><text:span text:style-name="T604"><text:tab/></text:span><text:span text:style-name="T605"><text:tab/></text:span><text:span text:style-name="T606">this</text:span><text:span text:style-name="T607">-&gt;button2-&gt;Size = System::Drawing::</text:span><text:span text:style-name="T608">Size</text:span><text:span text:style-name="T609">(170, 74);</text:span></text:p>
      <text:p text:style-name="P610"><text:span text:style-name="T611"><text:tab/></text:span><text:span text:style-name="T612"><text:tab/></text:span><text:span text:style-name="T613"><text:tab/></text:span><text:span text:style-name="T614">this</text:span><text:span text:style-name="T615">-&gt;button2-&gt;TabIndex = 1;</text:span></text:p>
      <text:p text:style-name="P616"><text:span text:style-name="T617"><text:tab/></text:span><text:span text:style-name="T618"><text:tab/></text:span><text:span text:style-name="T619"><text:tab/></text:span><text:span text:style-name="T620">this</text:span><text:span text:style-name="T621">-&gt;button2-&gt;Text =<text:s/></text:span><text:span text:style-name="T622">L"Afis_textBox"</text:span><text:span text:style-name="T623">;</text:span></text:p>
      <text:p text:style-name="P624"><text:span text:style-name="T625"><text:tab/></text:span><text:span text:style-name="T626"><text:tab/></text:span><text:span text:style-name="T627"><text:tab/></text:span><text:span text:style-name="T628">this</text:span><text:span text:style-name="T629">-&gt;button2-&gt;UseVisualStyleBackColor =<text:s/></text:span><text:span text:style-name="T630">false</text:span><text:span text:style-name="T631">;</text:span></text:p>
      <text:p text:style-name="P632"><text:span text:style-name="T633"><text:tab/></text:span><text:span text:style-name="T634"><text:tab/></text:span><text:span text:style-name="T635"><text:tab/></text:span><text:span text:style-name="T636">this</text:span><text:span text:style-name="T637">-&gt;button2-&gt;Click +=<text:s/></text:span><text:span text:style-name="T638">gcnew</text:span><text:span text:style-name="T639"><text:s/>System::</text:span><text:span text:style-name="T640">EventHandler</text:span><text:span text:style-name="T641">(</text:span><text:span text:style-name="T642">this</text:span><text:span text:style-name="T643">, &amp;</text:span><text:span text:style-name="T644">MyForm</text:span><text:span text:style-name="T645">::button2_Click);</text:span></text:p>
      <text:p text:style-name="P646"><text:span text:style-name="T647"><text:tab/></text:span><text:span text:style-name="T648"><text:tab/></text:span><text:span text:style-name="T649"><text:tab/></text:span><text:span text:style-name="T650">//<text:s/></text:span></text:p>
      <text:p text:style-name="P651"><text:span text:style-name="T652"><text:tab/></text:span><text:span text:style-name="T653"><text:tab/></text:span><text:span text:style-name="T654"><text:tab/></text:span><text:span text:style-name="T655">// listBox1</text:span></text:p>
      <text:p text:style-name="P656"><text:span text:style-name="T657"><text:tab/></text:span><text:span text:style-name="T658"><text:tab/></text:span><text:span text:style-name="T659"><text:tab/></text:span><text:span text:style-name="T660">//<text:s/></text:span></text:p>
      <text:p text:style-name="P661"><text:span text:style-name="T662"><text:tab/></text:span><text:span text:style-name="T663"><text:tab/></text:span><text:span text:style-name="T664"><text:tab/></text:span><text:span text:style-name="T665">this</text:span><text:span text:style-name="T666">-&gt;listBox1-&gt;FormattingEnabled =<text:s/></text:span><text:span text:style-name="T667">true</text:span><text:span text:style-name="T668">;</text:span></text:p>
      <text:p text:style-name="P669"><text:span text:style-name="T670"><text:tab/></text:span><text:span text:style-name="T671"><text:tab/></text:span><text:span text:style-name="T672"><text:tab/></text:span><text:span text:style-name="T673">this</text:span><text:span text:style-name="T674">-&gt;listBox1-&gt;Location = System::Drawing::</text:span><text:span text:style-name="T675">Point</text:span><text:span text:style-name="T676">(244, 296);</text:span></text:p>
      <text:p text:style-name="P677"><text:span text:style-name="T678"><text:tab/></text:span><text:span text:style-name="T679"><text:tab/></text:span><text:span text:style-name="T680"><text:tab/></text:span><text:span text:style-name="T681">this</text:span><text:span text:style-name="T682">-&gt;listBox1-&gt;Name =<text:s/></text:span><text:span text:style-name="T683">L"listBox1"</text:span><text:span text:style-name="T684">;</text:span></text:p>
      <text:p text:style-name="P685"><text:span text:style-name="T686"><text:tab/></text:span><text:span text:style-name="T687"><text:tab/></text:span><text:span text:style-name="T688"><text:tab/></text:span><text:span text:style-name="T689">this</text:span><text:span text:style-name="T690">-&gt;listBox1-&gt;Size = System::Drawing::</text:span><text:span text:style-name="T691">Size</text:span><text:span text:style-name="T692">(285, 186);</text:span></text:p>
      <text:p text:style-name="P693"><text:span text:style-name="T694"><text:tab/></text:span><text:span text:style-name="T695"><text:tab/></text:span><text:span text:style-name="T696"><text:tab/></text:span><text:span text:style-name="T697">this</text:span><text:span text:style-name="T698">-&gt;listBox1-&gt;TabIndex = 2;</text:span></text:p>
      <text:p text:style-name="P699"><text:span text:style-name="T700"><text:tab/></text:span><text:span text:style-name="T701"><text:tab/></text:span><text:span text:style-name="T702"><text:tab/></text:span><text:span text:style-name="T703">this</text:span><text:span text:style-name="T704">-&gt;listBox1-&gt;SelectedIndexChanged +=<text:s/></text:span><text:span text:style-name="T705">gcnew</text:span><text:span text:style-name="T706"><text:s/>System::</text:span><text:span text:style-name="T707">EventHandler</text:span><text:span text:style-name="T708">(</text:span><text:span text:style-name="T709">this</text:span><text:span text:style-name="T710">, &amp;</text:span><text:span text:style-name="T711">MyForm</text:span><text:span text:style-name="T712">::listBox1_SelectedIndexChanged);</text:span></text:p>
      <text:p text:style-name="P713"><text:span text:style-name="T714"><text:tab/></text:span><text:span text:style-name="T715"><text:tab/></text:span><text:span text:style-name="T716"><text:tab/></text:span><text:span text:style-name="T717">//<text:s/></text:span></text:p>
      <text:p text:style-name="P718"><text:span text:style-name="T719"><text:tab/></text:span><text:span text:style-name="T720"><text:tab/></text:span><text:span text:style-name="T721"><text:tab/></text:span><text:span text:style-name="T722">// textBox1</text:span></text:p>
      <text:p text:style-name="P723"><text:span text:style-name="T724"><text:tab/></text:span><text:span text:style-name="T725"><text:tab/></text:span><text:span text:style-name="T726"><text:tab/></text:span><text:span text:style-name="T727">//<text:s/></text:span></text:p>
      <text:p text:style-name="P728"><text:span text:style-name="T729"><text:tab/></text:span><text:span text:style-name="T730"><text:tab/></text:span><text:span text:style-name="T731"><text:tab/></text:span><text:span text:style-name="T732">th</text:span><text:span text:style-name="T733">is</text:span><text:span text:style-name="T734">-&gt;textBox1-&gt;Location = System::Drawing::</text:span><text:span text:style-name="T735">Point</text:span><text:span text:style-name="T736">(244, 130);</text:span></text:p>
      <text:p text:style-name="P737"><text:span text:style-name="T738"><text:tab/></text:span><text:span text:style-name="T739"><text:tab/></text:span><text:span text:style-name="T740"><text:tab/></text:span><text:span text:style-name="T741">this</text:span><text:span text:style-name="T742">-&gt;textBox1-&gt;MaxLength = 327550;</text:span></text:p>
      <text:p text:style-name="P743"><text:span text:style-name="T744"><text:tab/></text:span><text:span text:style-name="T745"><text:tab/></text:span><text:span text:style-name="T746"><text:tab/></text:span><text:span text:style-name="T747">this</text:span><text:span text:style-name="T748">-&gt;textBox1-&gt;Name =<text:s/></text:span><text:span text:style-name="T749">L"textBox1"</text:span><text:span text:style-name="T750">;</text:span></text:p>
      <text:p text:style-name="P751"><text:span text:style-name="T752"><text:tab/></text:span><text:span text:style-name="T753"><text:tab/></text:span><text:span text:style-name="T754"><text:tab/></text:span><text:span text:style-name="T755">this</text:span><text:span text:style-name="T756">-&gt;textBox1-&gt;Size = System::Drawing::</text:span><text:span text:style-name="T757">Size</text:span><text:span text:style-name="T758">(285, 20);</text:span></text:p>
      <text:p text:style-name="P759"><text:span text:style-name="T760"><text:tab/></text:span><text:span text:style-name="T761"><text:tab/></text:span><text:span text:style-name="T762"><text:tab/></text:span><text:span text:style-name="T763">this</text:span><text:span text:style-name="T764">-&gt;textBox1-&gt;TabIndex = 3;</text:span></text:p>
      <text:p text:style-name="P765"><text:span text:style-name="T766"><text:tab/></text:span><text:span text:style-name="T767"><text:tab/></text:span><text:span text:style-name="T768"><text:tab/></text:span><text:span text:style-name="T769">this</text:span><text:span text:style-name="T770">-&gt;textBox1-&gt;TextChanged +=<text:s/></text:span><text:span text:style-name="T771">gcnew</text:span><text:span text:style-name="T772"><text:s/>System::</text:span><text:span text:style-name="T773">EventHandler</text:span><text:span text:style-name="T774">(</text:span><text:span text:style-name="T775">this</text:span><text:span text:style-name="T776">, &amp;</text:span><text:span text:style-name="T777">MyForm</text:span><text:span text:style-name="T778">::textBox1_TextChanged);</text:span></text:p>
      <text:p text:style-name="P779"><text:span text:style-name="T780"><text:tab/></text:span><text:span text:style-name="T781"><text:tab/></text:span><text:span text:style-name="T782"><text:tab/></text:span><text:span text:style-name="T783">//<text:s/></text:span></text:p>
      <text:p text:style-name="P784"><text:span text:style-name="T785"><text:tab/></text:span><text:span text:style-name="T786"><text:tab/></text:span><text:span text:style-name="T787"><text:tab/></text:span><text:span text:style-name="T788">// button3</text:span></text:p>
      <text:p text:style-name="P789"><text:span text:style-name="T790"><text:tab/></text:span><text:span text:style-name="T791"><text:tab/></text:span><text:span text:style-name="T792"><text:tab/></text:span><text:span text:style-name="T793">//<text:s/></text:span></text:p>
      <text:p text:style-name="P794"><text:span text:style-name="T795"><text:tab/></text:span><text:span text:style-name="T796"><text:tab/></text:span><text:span text:style-name="T797"><text:tab/></text:span><text:span text:style-name="T798">this</text:span><text:span text:style-name="T799">-&gt;button3-&gt;BackColor = System::Drawing::</text:span><text:span text:style-name="T800">Color</text:span><text:span text:style-name="T801">::FromArgb(</text:span><text:span text:style-name="T802">static_cast</text:span><text:span text:style-name="T803">&lt;System::</text:span><text:span text:style-name="T804">Int32</text:span><text:span text:style-name="T805">&gt;(</text:span><text:span text:style-name="T806">static_cast</text:span><text:span text:style-name="T807">&lt;System::</text:span><text:span text:style-name="T808">Byte</text:span><text:span text:style-name="T809">&gt;(255)),<text:s/></text:span><text:span text:style-name="T810">static_cast</text:span><text:span text:style-name="T811">&lt;S</text:span><text:span text:style-name="T812">ystem::</text:span><text:span text:style-name="T813">Int32</text:span><text:span text:style-name="T814">&gt;(</text:span><text:span text:style-name="T815">static_cast</text:span><text:span text:style-name="T816">&lt;System::</text:span><text:span text:style-name="T817">Byte</text:span><text:span text:style-name="T818">&gt;(255)),</text:span></text:p>
      <text:p text:style-name="P819"><text:span text:style-name="T820"><text:tab/></text:span><text:span text:style-name="T821"><text:tab/></text:span><text:span text:style-name="T822"><text:tab/></text:span><text:span text:style-name="T823"><text:tab/></text:span><text:span text:style-name="T824">static_cast</text:span><text:span text:style-name="T825">&lt;System::</text:span><text:span text:style-name="T826">Int32</text:span><text:span text:style-name="T827">&gt;(</text:span><text:span text:style-name="T828">static_cast</text:span><text:span text:style-name="T829">&lt;System::</text:span><text:span text:style-name="T830">Byte</text:span><text:span text:style-name="T831">&gt;(192)));</text:span></text:p>
      <text:p text:style-name="P832"><text:span text:style-name="T833"><text:tab/></text:span><text:span text:style-name="T834"><text:tab/></text:span><text:span text:style-name="T835"><text:tab/></text:span><text:span text:style-name="T836">this</text:span><text:span text:style-name="T837">-&gt;button3-&gt;Location = System::Drawing::</text:span><text:span text:style-name="T838">Point</text:span><text:span text:style-name="T839">(34, 239);</text:span></text:p>
      <text:p text:style-name="P840"><text:span text:style-name="T841"><text:tab/></text:span><text:span text:style-name="T842"><text:tab/></text:span><text:span text:style-name="T843"><text:tab/></text:span><text:span text:style-name="T844">this</text:span><text:span text:style-name="T845">-&gt;button3-&gt;Name =<text:s/></text:span><text:span text:style-name="T846">L"button3"</text:span><text:span text:style-name="T847">;</text:span></text:p>
      <text:p text:style-name="P848"><text:span text:style-name="T849"><text:tab/></text:span><text:span text:style-name="T850"><text:tab/></text:span><text:span text:style-name="T851"><text:tab/></text:span><text:span text:style-name="T852">this</text:span><text:span text:style-name="T853">-&gt;button3-&gt;Size =<text:s/></text:span><text:span text:style-name="T854">System::Drawing::</text:span><text:span text:style-name="T855">Size</text:span><text:span text:style-name="T856">(170, 74);</text:span></text:p>
      <text:p text:style-name="P857"><text:span text:style-name="T858"><text:tab/></text:span><text:span text:style-name="T859"><text:tab/></text:span><text:span text:style-name="T860"><text:tab/></text:span><text:span text:style-name="T861">this</text:span><text:span text:style-name="T862">-&gt;button3-&gt;TabIndex = 4;</text:span></text:p>
      <text:p text:style-name="P863"><text:span text:style-name="T864"><text:tab/></text:span><text:span text:style-name="T865"><text:tab/></text:span><text:span text:style-name="T866"><text:tab/></text:span><text:span text:style-name="T867">this</text:span><text:span text:style-name="T868">-&gt;button3-&gt;UseVisualStyleBackColor =<text:s/></text:span><text:span text:style-name="T869">false</text:span><text:span text:style-name="T870">;</text:span></text:p>
      <text:p text:style-name="P871"><text:span text:style-name="T872"><text:tab/></text:span><text:span text:style-name="T873"><text:tab/></text:span><text:span text:style-name="T874"><text:tab/></text:span><text:span text:style-name="T875">this</text:span><text:span text:style-name="T876">-&gt;button3-&gt;Click +=<text:s/></text:span><text:span text:style-name="T877">gcnew</text:span><text:span text:style-name="T878"><text:s/>System::</text:span><text:span text:style-name="T879">EventHandler</text:span><text:span text:style-name="T880">(</text:span><text:span text:style-name="T881">this</text:span><text:span text:style-name="T882">, &amp;</text:span><text:span text:style-name="T883">MyForm</text:span><text:span text:style-name="T884">::button3_Click);</text:span></text:p>
      <text:p text:style-name="P885"><text:span text:style-name="T886"><text:tab/></text:span><text:span text:style-name="T887"><text:tab/></text:span><text:span text:style-name="T888"><text:tab/></text:span><text:span text:style-name="T889">//<text:s/></text:span></text:p>
      <text:p text:style-name="P890"><text:span text:style-name="T891"><text:tab/></text:span><text:span text:style-name="T892"><text:tab/></text:span><text:span text:style-name="T893"><text:tab/></text:span><text:span text:style-name="T894">// MyForm</text:span></text:p>
      <text:p text:style-name="P895"><text:span text:style-name="T896"><text:tab/></text:span><text:span text:style-name="T897"><text:tab/></text:span><text:span text:style-name="T898"><text:tab/></text:span><text:span text:style-name="T899">//<text:s/></text:span></text:p>
      <text:p text:style-name="P900"><text:span text:style-name="T901"><text:tab/></text:span><text:span text:style-name="T902"><text:tab/></text:span><text:span text:style-name="T903"><text:tab/></text:span><text:span text:style-name="T904">this</text:span><text:span text:style-name="T905">-&gt;AutoScaleDimensions<text:s/></text:span><text:span text:style-name="T906">= System::Drawing::</text:span><text:span text:style-name="T907">SizeF</text:span><text:span text:style-name="T908">(6, 13);</text:span></text:p>
      <text:p text:style-name="P909"><text:span text:style-name="T910"><text:tab/></text:span><text:span text:style-name="T911"><text:tab/></text:span><text:span text:style-name="T912"><text:tab/></text:span><text:span text:style-name="T913">this</text:span><text:span text:style-name="T914">-&gt;AutoScaleMode = System::Windows::Forms::</text:span><text:span text:style-name="T915">AutoScaleMode</text:span><text:span text:style-name="T916">::</text:span><text:span text:style-name="T917">Font</text:span><text:span text:style-name="T918">;</text:span></text:p>
      <text:p text:style-name="P919"><text:span text:style-name="T920"><text:tab/></text:span><text:span text:style-name="T921"><text:tab/></text:span><text:span text:style-name="T922"><text:tab/></text:span><text:span text:style-name="T923">this</text:span><text:span text:style-name="T924">-&gt;ClientSize = System::Drawing::</text:span><text:span text:style-name="T925">Size</text:span><text:span text:style-name="T926">(574, 539);</text:span></text:p>
      <text:p text:style-name="P927"><text:span text:style-name="T928"><text:tab/></text:span><text:span text:style-name="T929"><text:tab/></text:span><text:span text:style-name="T930"><text:tab/></text:span><text:span text:style-name="T931">this</text:span><text:span text:style-name="T932">-&gt;Controls-&gt;Add(</text:span><text:span text:style-name="T933">this</text:span><text:span text:style-name="T934">-&gt;button3);</text:span></text:p>
      <text:p text:style-name="P935"><text:span text:style-name="T936"><text:tab/></text:span><text:span text:style-name="T937"><text:tab/></text:span><text:span text:style-name="T938"><text:tab/></text:span><text:span text:style-name="T939">this</text:span><text:span text:style-name="T940">-&gt;Controls-&gt;Add(</text:span><text:span text:style-name="T941">this</text:span><text:span text:style-name="T942">-&gt;textBox1);</text:span></text:p>
      <text:p text:style-name="P943"><text:span text:style-name="T944"><text:tab/></text:span><text:span text:style-name="T945"><text:tab/></text:span><text:span text:style-name="T946"><text:tab/></text:span><text:span text:style-name="T947">this</text:span><text:span text:style-name="T948">-&gt;Controls-&gt;Add(</text:span><text:span text:style-name="T949">this</text:span><text:span text:style-name="T950">-&gt;listBox1);</text:span></text:p>
      <text:p text:style-name="P951"><text:span text:style-name="T952"><text:tab/></text:span><text:span text:style-name="T953"><text:tab/></text:span><text:span text:style-name="T954"><text:tab/></text:span><text:span text:style-name="T955">this</text:span><text:span text:style-name="T956">-&gt;Controls-&gt;Add(</text:span><text:span text:style-name="T957">this</text:span><text:span text:style-name="T958">-&gt;button2);</text:span></text:p>
      <text:p text:style-name="P959"><text:span text:style-name="T960"><text:tab/></text:span><text:span text:style-name="T961"><text:tab/></text:span><text:span text:style-name="T962"><text:tab/></text:span><text:span text:style-name="T963">this</text:span><text:span text:style-name="T964">-&gt;Controls-&gt;Add(</text:span><text:span text:style-name="T965">this</text:span><text:span text:style-name="T966">-&gt;button1);</text:span></text:p>
      <text:p text:style-name="P967"><text:span text:style-name="T968"><text:tab/></text:span><text:span text:style-name="T969"><text:tab/></text:span><text:span text:style-name="T970"><text:tab/></text:span><text:span text:style-name="T971">this</text:span><text:span text:style-name="T972">-&gt;Name =<text:s/></text:span><text:span text:style-name="T973">L"MyForm"</text:span><text:span text:style-name="T974">;</text:span></text:p>
      <text:p text:style-name="P975"><text:span text:style-name="T976"><text:tab/></text:span><text:span text:style-name="T977"><text:tab/></text:span><text:span text:style-name="T978"><text:tab/></text:span><text:span text:style-name="T979">this</text:span><text:span text:style-name="T980">-&gt;Text =<text:s/></text:span><text:span text:style-name="T981">L"MyForm"</text:span><text:span text:style-name="T982">;</text:span></text:p>
      <text:p text:style-name="P983"><text:span text:style-name="T984"><text:tab/></text:span><text:span text:style-name="T985"><text:tab/></text:span><text:span text:style-name="T986"><text:tab/></text:span><text:span text:style-name="T987">this</text:span><text:span text:style-name="T988">-&gt;ResumeLayout(</text:span><text:span text:style-name="T989">false</text:span><text:span text:style-name="T990">);</text:span></text:p>
      <text:p text:style-name="P991"><text:span text:style-name="T992"><text:tab/></text:span><text:span text:style-name="T993"><text:tab/></text:span><text:span text:style-name="T994"><text:tab/></text:span><text:span text:style-name="T995">this</text:span><text:span text:style-name="T996">-&gt;PerformLayout();</text:span></text:p>
      <text:p text:style-name="P997"/>
      <text:p text:style-name="P998"><text:tab/><text:tab/>}</text:p>
      <text:p text:style-name="P999"><text:span text:style-name="T1000">#pragma</text:span><text:span text:style-name="T1001"><text:s/></text:span><text:span text:style-name="T1002">endregion</text:span></text:p>
      <text:p text:style-name="P1003"><text:span text:style-name="T1004"><text:tab/></text:span><text:span text:style-name="T1005">private</text:span><text:span text:style-name="T1006">: System::</text:span><text:span text:style-name="T1007">Void</text:span><text:span text:style-name="T1008"><text:s/>button1_Click(System::</text:span><text:span text:style-name="T1009">Object</text:span><text:span text:style-name="T1010">^<text:s/></text:span><text:span text:style-name="T1011">sender</text:span><text:span text:style-name="T1012">, System::</text:span><text:span text:style-name="T1013">EventArgs</text:span><text:span text:style-name="T1014">^<text:s/></text:span><text:span text:style-name="T1015">e</text:span><text:span text:style-name="T1016">) {</text:span></text:p>
      <text:p text:style-name="P1017"><text:span text:style-name="T1018"><text:tab/></text:span><text:span text:style-name="T1019"><text:tab/>System::Windows::Forms::</text:span><text:span text:style-name="T1020">DialogResult</text:span><text:span text:style-name="T1021"><text:s/>dr1 =<text:s/></text:span><text:span text:style-name="T1022">MessageBox</text:span><text:span text:style-name="T1023">::Show(</text:span><text:span text:style-name="T1024">"Hello Winforms"</text:span><text:span text:style-name="T1025">,<text:s/></text:span><text:span text:style-name="T1026">"Hi Winforms"</text:span><text:span text:style-name="T1027">,<text:s/></text:span><text:span text:style-name="T1028">MessageBoxButtons</text:span><text:span text:style-name="T1029">::</text:span><text:span text:style-name="T1030">OKCancel</text:span><text:span text:style-name="T1031">,<text:s/></text:span><text:span text:style-name="T1032">MessageBoxIcon</text:span><text:span text:style-name="T1033">::</text:span><text:span text:style-name="T1034">Information</text:span><text:span text:style-name="T1035">);</text:span></text:p>
      <text:p text:style-name="P1036"><text:span text:style-name="T1037"><text:tab/></text:span><text:span text:style-name="T1038"><text:tab/></text:span><text:span text:style-name="T1039">if</text:span><text:span text:style-name="T1040"><text:s/>(dr1 == Syste</text:span><text:span text:style-name="T1041">m::Windows::Forms::</text:span><text:span text:style-name="T1042">DialogResult</text:span><text:span text:style-name="T1043">::</text:span><text:span text:style-name="T1044">OK</text:span><text:span text:style-name="T1045">)</text:span></text:p>
      <text:p text:style-name="P1046"><text:tab/><text:tab/>{</text:p>
      <text:p text:style-name="P1047"><text:span text:style-name="T1048"><text:tab/></text:span><text:span text:style-name="T1049"><text:tab/></text:span><text:span text:style-name="T1050"><text:tab/>textBox1-&gt;Text<text:s/></text:span><text:span text:style-name="T1051">+=</text:span><text:span text:style-name="T1052"><text:s/></text:span><text:span text:style-name="T1053">"Ati apasat OK "</text:span><text:span text:style-name="T1054"><text:s/></text:span><text:span text:style-name="T1055">+</text:span><text:span text:style-name="T1056"><text:s/></text:span><text:span text:style-name="T1057">Environment</text:span><text:span text:style-name="T1058">::NewLine;</text:span></text:p>
      <text:p text:style-name="P1059"><text:tab/><text:tab/>}</text:p>
      <text:p text:style-name="P1060"><text:span text:style-name="T1061"><text:tab/></text:span><text:span text:style-name="T1062"><text:tab/></text:span><text:span text:style-name="T1063">else</text:span></text:p>
      <text:p text:style-name="P1064"><text:tab/><text:tab/>{</text:p>
      <text:p text:style-name="P1065"><text:span text:style-name="T1066"><text:tab/></text:span><text:span text:style-name="T1067"><text:tab/></text:span><text:span text:style-name="T1068"><text:tab/>textBox1-&gt;Text<text:s/></text:span><text:span text:style-name="T1069">+=</text:span><text:span text:style-name="T1070"><text:s/></text:span><text:span text:style-name="T1071">"Ati apasat Cancel"</text:span><text:span text:style-name="T1072"><text:s/></text:span><text:span text:style-name="T1073">+</text:span><text:span text:style-name="T1074"><text:s/></text:span><text:span text:style-name="T1075">Environment</text:span><text:span text:style-name="T1076">::NewLine;</text:span></text:p>
      <text:p text:style-name="P1077"><text:tab/><text:tab/>}</text:p>
      <text:p text:style-name="P1078"><text:tab/>}</text:p>
      <text:p text:style-name="P1079"><text:span text:style-name="T1080"><text:tab/></text:span><text:span text:style-name="T1081">private</text:span><text:span text:style-name="T1082">: System::</text:span><text:span text:style-name="T1083">Void</text:span><text:span text:style-name="T1084"><text:s/></text:span><text:span text:style-name="T1085">textBox1_TextChanged(System::</text:span><text:span text:style-name="T1086">Object</text:span><text:span text:style-name="T1087">^<text:s/></text:span><text:span text:style-name="T1088">sender</text:span><text:span text:style-name="T1089">, System::</text:span><text:span text:style-name="T1090">EventArgs</text:span><text:span text:style-name="T1091">^<text:s/></text:span><text:span text:style-name="T1092">e</text:span><text:span text:style-name="T1093">) {</text:span></text:p>
      <text:p text:style-name="P1094"><text:tab/>}</text:p>
      <text:p text:style-name="P1095"><text:span text:style-name="T1096">private</text:span><text:span text:style-name="T1097">: System::</text:span><text:span text:style-name="T1098">Void</text:span><text:span text:style-name="T1099"><text:s/>button3_Click(System::</text:span><text:span text:style-name="T1100">Object</text:span><text:span text:style-name="T1101">^<text:s/></text:span><text:span text:style-name="T1102">sender</text:span><text:span text:style-name="T1103">, System::</text:span><text:span text:style-name="T1104">EventArgs</text:span><text:span text:style-name="T1105">^<text:s/></text:span><text:span text:style-name="T1106">e</text:span><text:span text:style-name="T1107">) {</text:span></text:p>
      <text:p text:style-name="P1108"><text:span text:style-name="T1109"><text:tab/></text:span><text:span text:style-name="T1110">int</text:span><text:span text:style-name="T1111"><text:s/>contor1 = 0;</text:span></text:p>
      <text:p text:style-name="P1112"><text:span text:style-name="T1113"><text:tab/></text:span><text:span text:style-name="T1114">do</text:span><text:span text:style-name="T1115"><text:s/>{</text:span></text:p>
      <text:p text:style-name="P1116"><text:tab/><text:tab/>listBox1-&gt;Items-&gt;Add(contor1);</text:p>
      <text:p text:style-name="P1117"><text:tab/><text:tab/>contor1++;</text:p>
      <text:p text:style-name="P1118"><text:tab/>}</text:p>
      <text:p text:style-name="P1119"><text:span text:style-name="T1120"><text:tab/></text:span><text:span text:style-name="T1121">while</text:span><text:span text:style-name="T1122"><text:s/>(contor1 &lt;= 5);</text:span></text:p>
      <text:p text:style-name="P1123">}</text:p>
      <text:p text:style-name="P1124"/>
      <text:p text:style-name="P1125"><text:span text:style-name="T1126">private</text:span><text:span text:style-name="T1127">: System::</text:span><text:span text:style-name="T1128">Void</text:span><text:span text:style-name="T1129"><text:s/>button2_Click(System::</text:span><text:span text:style-name="T1130">Object</text:span><text:span text:style-name="T1131">^<text:s/></text:span><text:span text:style-name="T1132">sender</text:span><text:span text:style-name="T1133">, System::</text:span><text:span text:style-name="T1134">EventArgs</text:span><text:span text:style-name="T1135">^<text:s/></text:span><text:span text:style-name="T1136">e</text:span><text:span text:style-name="T1137">) {</text:span></text:p>
      <text:p text:style-name="P1138"/>
      <text:p text:style-name="P1139">}</text:p>
      <text:p text:style-name="P1140"><text:span text:style-name="T1141">private</text:span><text:span text:style-name="T1142">: System::</text:span><text:span text:style-name="T1143">Void</text:span><text:span text:style-name="T1144"><text:s/>listBox1_SelectedIndexChanged(System::</text:span><text:span text:style-name="T1145">Object</text:span><text:span text:style-name="T1146">^<text:s/></text:span><text:span text:style-name="T1147">sender</text:span><text:span text:style-name="T1148">, System::</text:span><text:span text:style-name="T1149">EventArgs</text:span><text:span text:style-name="T1150">^<text:s/></text:span><text:span text:style-name="T1151">e</text:span><text:span text:style-name="T1152">) {</text:span></text:p>
      <text:p text:style-name="P1153"><text:span text:style-name="T1154"><text:tab/>textBox1-&gt;Text<text:s/></text:span><text:span text:style-name="T1155">+=</text:span><text:span text:style-name="T1156"><text:s/></text:span><text:span text:style-name="T1157">"Ati selectat: "</text:span><text:span text:style-name="T1158"><text:s/></text:span><text:span text:style-name="T1159">+</text:span><text:span text:style-name="T1160"><text:s/></text:span><text:span text:style-name="T1161">"\t"</text:span><text:span text:style-name="T1162"><text:s/></text:span><text:span text:style-name="T1163">+</text:span><text:span text:style-name="T1164"><text:s/></text:span><text:span text:style-name="T1165">listBox1-&gt;SelectedItem-&gt;ToString()<text:s/></text:span><text:span text:style-name="T1166">+</text:span><text:span text:style-name="T1167"><text:s/></text:span><text:span text:style-name="T1168">Environment</text:span><text:span text:style-name="T1169">::NewLine;</text:span></text:p>
      <text:p text:style-name="P1170">}</text:p>
      <text:p text:style-name="P1171">};</text:p>
      <text:p text:style-name="P1172">}</text:p>
      <text:p text:style-name="Normal"/>
      <text:p text:style-name="Normal"/>
      <text:p text:style-name="Normal">//CreditCardAccount.cpp</text:p>
      <text:p text:style-name="P1173"><text:span text:style-name="T1174">#include</text:span><text:span text:style-name="T1175"><text:s/></text:span><text:span text:style-name="T1176">"pch.h"</text:span></text:p>
      <text:p text:style-name="P1177"><text:span text:style-name="T1178">#include</text:span><text:span text:style-name="T1179"><text:s/></text:span><text:span text:style-name="T1180">"CreditCardAccount.h"</text:span></text:p>
      <text:p text:style-name="P1181"/>
      <text:p text:style-name="P1182"><text:span text:style-name="T1183">#using</text:span><text:span text:style-name="T1184"><text:s/></text:span><text:span text:style-name="T1185">&lt;mscorlib.dll&gt;</text:span><text:span text:style-name="T1186"><text:s/></text:span></text:p>
      <text:p text:style-name="P1187"><text:span text:style-name="T1188">using</text:span><text:span text:style-name="T1189"><text:s/></text:span><text:span text:style-name="T1190">namespace</text:span><text:span text:style-name="T1191"><text:s/>System;</text:span></text:p>
      <text:p text:style-name="P1192"><text:span text:style-name="T1193">void</text:span><text:span text:style-name="T1194"><text:s/></text:span><text:span text:style-name="T1195">CreditCardAccount</text:span><text:span text:style-name="T1196">::SetCreditLimit(</text:span><text:span text:style-name="T1197">double</text:span><text:span text:style-name="T1198"><text:s/></text:span><text:span text:style-name="T1199">amount</text:span><text:span text:style-name="T1200">)</text:span></text:p>
      <text:p text:style-name="P1201">{</text:p>
      <text:p text:style-name="P1202"><text:span text:style-name="T1203"><text:tab/>creditLimit =<text:s/></text:span><text:span text:style-name="T1204">amount</text:span><text:span text:style-name="T1205">;</text:span></text:p>
      <text:p text:style-name="P1206">}</text:p>
      <text:p text:style-name="P1207"><text:span text:style-name="T1208">bool</text:span><text:span text:style-name="T1209"><text:s/></text:span><text:span text:style-name="T1210">CreditCardAccount</text:span><text:span text:style-name="T1211">::MakePurchase(</text:span><text:span text:style-name="T1212">double</text:span><text:span text:style-name="T1213"><text:s/></text:span><text:span text:style-name="T1214">amount</text:span><text:span text:style-name="T1215">)</text:span></text:p>
      <text:p text:style-name="P1216">{</text:p>
      <text:p text:style-name="P1217"><text:span text:style-name="T1218"><text:tab/></text:span><text:span text:style-name="T1219">if</text:span><text:span text:style-name="T1220"><text:s/>(currentBalance +<text:s/></text:span><text:span text:style-name="T1221">amount</text:span><text:span text:style-name="T1222"><text:s/>&gt; creditLimit)</text:span></text:p>
      <text:p text:style-name="P1223"><text:tab/>{</text:p>
      <text:p text:style-name="P1224"><text:span text:style-name="T1225"><text:tab/></text:span><text:span text:style-name="T1226"><text:tab/></text:span><text:span text:style-name="T1227">return</text:span><text:span text:style-name="T1228"><text:s/></text:span><text:span text:style-name="T1229">false</text:span><text:span text:style-name="T1230">;</text:span></text:p>
      <text:p text:style-name="P1231"><text:tab/>}</text:p>
      <text:p text:style-name="P1232"><text:span text:style-name="T1233"><text:tab/></text:span><text:span text:style-name="T1234">else</text:span></text:p>
      <text:p text:style-name="P1235"><text:tab/>{</text:p>
      <text:p text:style-name="P1236"><text:span text:style-name="T1237"><text:tab/></text:span><text:span text:style-name="T1238"><text:tab/>currentBalance +=<text:s/></text:span><text:span text:style-name="T1239">amount</text:span><text:span text:style-name="T1240">;</text:span></text:p>
      <text:p text:style-name="P1241"><text:span text:style-name="T1242"><text:tab/></text:span><text:span text:style-name="T1243"><text:tab/></text:span><text:span text:style-name="T1244">return</text:span><text:span text:style-name="T1245"><text:s/></text:span><text:span text:style-name="T1246">true</text:span><text:span text:style-name="T1247">;</text:span></text:p>
      <text:p text:style-name="P1248"><text:tab/>}</text:p>
      <text:p text:style-name="P1249">}</text:p>
      <text:p text:style-name="P1250"><text:span text:style-name="T1251">void</text:span><text:span text:style-name="T1252"><text:s/></text:span><text:span text:style-name="T1253">CreditCardAccount</text:span><text:span text:style-name="T1254">::MakeRepayment(</text:span><text:span text:style-name="T1255">double</text:span><text:span text:style-name="T1256"><text:s/></text:span><text:span text:style-name="T1257">amount</text:span><text:span text:style-name="T1258">)</text:span></text:p>
      <text:p text:style-name="P1259">{</text:p>
      <text:p text:style-name="P1260"><text:span text:style-name="T1261"><text:tab/>currentBalance -=<text:s/></text:span><text:span text:style-name="T1262">amount</text:span><text:span text:style-name="T1263">;</text:span></text:p>
      <text:p text:style-name="P1264">}</text:p>
      <text:p text:style-name="P1265"><text:span text:style-name="T1266">void</text:span><text:span text:style-name="T1267"><text:s/></text:span><text:span text:style-name="T1268">CreditCardAccount</text:span><text:span text:style-name="T1269">::PrintStatement()</text:span></text:p>
      <text:p text:style-name="P1270">{</text:p>
      <text:p text:style-name="P1271"><text:span text:style-name="T1272"><text:tab/></text:span><text:span text:style-name="T1273">Console</text:span><text:span text:style-name="T1274">::Write(</text:span><text:span text:style-name="T1275">"Current balance: "</text:span><text:span text:style-name="T1276">);</text:span></text:p>
      <text:p text:style-name="P1277"><text:span text:style-name="T1278"><text:tab/></text:span><text:span text:style-name="T1279">Console</text:span><text:span text:style-name="T1280">::WriteLine(currentBalance);</text:span></text:p>
      <text:p text:style-name="P1281">}</text:p>
      <text:p text:style-name="P1282"><text:span text:style-name="T1283">long</text:span><text:span text:style-name="T1284"><text:s/></text:span><text:span text:style-name="T1285">CreditCardAccount</text:span><text:span text:style-name="T1286">::GetAccountNumber()</text:span></text:p>
      <text:p text:style-name="P1287">{</text:p>
      <text:p text:style-name="P1288"><text:span text:style-name="T1289"><text:tab/></text:span><text:span text:style-name="T1290">return</text:span><text:span text:style-name="T1291"><text:s/>accountNumber;</text:span></text:p>
      <text:p text:style-name="P1292">}</text:p>
      <text:p text:style-name="P1293"><text:span text:style-name="T1294">CreditCardAccount</text:span><text:span text:style-name="T1295">::CreditCardAccount(</text:span><text:span text:style-name="T1296">long</text:span><text:span text:style-name="T1297"><text:s/></text:span><text:span text:style-name="T1298">number</text:span><text:span text:style-name="T1299">,<text:s/></text:span><text:span text:style-name="T1300">double</text:span><text:span text:style-name="T1301"><text:s/></text:span><text:span text:style-name="T1302">limit</text:span><text:span text:style-name="T1303">)<text:s/></text:span></text:p>
      <text:p text:style-name="P1304">{</text:p>
      <text:p text:style-name="P1305"><text:span text:style-name="T1306"><text:tab/>accountNumber =<text:s/></text:span><text:span text:style-name="T1307">number</text:span><text:span text:style-name="T1308">;</text:span></text:p>
      <text:p text:style-name="P1309"><text:span text:style-name="T1310"><text:tab/>creditLimit =<text:s/></text:span><text:span text:style-name="T1311">limit</text:span><text:span text:style-name="T1312">;</text:span></text:p>
      <text:p text:style-name="P1313"><text:tab/>currentBalance = 0.0;</text:p>
      <text:p text:style-name="P1314"><text:tab/>numberOfAccounts++;</text:p>
      <text:p text:style-name="P1315"><text:span text:style-name="T1316"><text:tab/></text:span><text:span text:style-name="T1317">Console</text:span><text:span text:style-name="T1318">::Write(</text:span><text:span text:style-name="T1319">"This is account number "</text:span><text:span text:style-name="T1320">);</text:span></text:p>
      <text:p text:style-name="P1321"><text:span text:style-name="T1322"><text:tab/></text:span><text:span text:style-name="T1323">Console</text:span><text:span text:style-name="T1324">::WriteLine(numberOfAccounts);<text:s/></text:span></text:p>
      <text:p text:style-name="P1325">}</text:p>
      <text:p text:style-name="P1326"><text:span text:style-name="T1327">int</text:span><text:span text:style-name="T1328"><text:s/></text:span><text:span text:style-name="T1329">CreditCardAccount</text:span><text:span text:style-name="T1330">::GetNumberOfAccounts()</text:span></text:p>
      <text:p text:style-name="P1331"/>
      <text:p text:style-name="P1332">{</text:p>
      <text:p text:style-name="P1333"><text:span text:style-name="T1334"><text:tab/></text:span><text:span text:style-name="T1335">return</text:span><text:span text:style-name="T1336"><text:s/>numberOfAccounts;</text:span></text:p>
      <text:p text:style-name="P1337">}</text:p>
      <text:p text:style-name="P1338"><text:span text:style-name="T1339">static</text:span><text:span text:style-name="T1340"><text:s/></text:span><text:span text:style-name="T1341">CreditCardAccount</text:span><text:span text:style-name="T1342">::CreditCardAccount()</text:span></text:p>
      <text:p text:style-name="P1343">{</text:p>
      <text:p text:style-name="P1344"><text:tab/>interestRate = 4.5; <text:s text:c="4"/></text:p>
      <text:p text:style-name="P1345"><text:span text:style-name="T1346"><text:tab/></text:span><text:span text:style-name="T1347">Console</text:span><text:span text:style-name="T1348">::WriteLine(</text:span><text:span text:style-name="T1349">"Static constructor called"</text:span><text:span text:style-name="T1350">);</text:span></text:p>
      <text:p text:style-name="P1351"/>
      <text:p text:style-name="P1352">}</text:p>
      <text:p text:style-name="Normal"/>
      <text:p text:style-name="Normal"/>
      <text:p text:style-name="Normal">//<text:s/>CreditCardAccount.h</text:p>
      <text:p text:style-name="P1353"><text:span text:style-name="T1354">#pragma</text:span><text:span text:style-name="T1355"><text:s/></text:span><text:span text:style-name="T1356">once</text:span></text:p>
      <text:p text:style-name="P1357"><text:span text:style-name="T1358">Console</text:span><text:span text:style-name="T1359">::Write(</text:span><text:span text:style-name="T1360">"Card name is "</text:span><text:span text:style-name="T1361">);</text:span></text:p>
      <text:p text:style-name="P1362"><text:span text:style-name="T1363">Console</text:span><text:span text:style-name="T1364">::WriteLine(</text:span><text:span text:style-name="T1365">CreditCardAccount</text:span><text:span text:style-name="T1366">::name);</text:span></text:p>
      <text:p text:style-name="P1367"><text:span text:style-name="T1368">ref</text:span><text:span text:style-name="T1369"><text:s/></text:span><text:span text:style-name="T1370">class</text:span><text:span text:style-name="T1371"><text:s/></text:span><text:span text:style-name="T1372">CreditCardAccount</text:span></text:p>
      <text:p text:style-name="P1373">{</text:p>
      <text:p text:style-name="P1374"><text:span text:style-name="T1375">public</text:span><text:span text:style-name="T1376">:</text:span></text:p>
      <text:p text:style-name="P1377"><text:span text:style-name="T1378"><text:tab/></text:span><text:span text:style-name="T1379">void</text:span><text:span text:style-name="T1380"><text:s/>SetCreditLimit(</text:span><text:span text:style-name="T1381">double</text:span><text:span text:style-name="T1382"><text:s/></text:span><text:span text:style-name="T1383">amount</text:span><text:span text:style-name="T1384">);</text:span></text:p>
      <text:p text:style-name="P1385"><text:span text:style-name="T1386"><text:tab/></text:span><text:span text:style-name="T1387">bool</text:span><text:span text:style-name="T1388"><text:s/>MakePurchase(</text:span><text:span text:style-name="T1389">double</text:span><text:span text:style-name="T1390"><text:s/></text:span><text:span text:style-name="T1391">amount</text:span><text:span text:style-name="T1392">);</text:span></text:p>
      <text:p text:style-name="P1393"><text:span text:style-name="T1394"><text:tab/></text:span><text:span text:style-name="T1395">void</text:span><text:span text:style-name="T1396"><text:s/>MakeRepayment(</text:span><text:span text:style-name="T1397">double</text:span><text:span text:style-name="T1398"><text:s/></text:span><text:span text:style-name="T1399">amount</text:span><text:span text:style-name="T1400">);</text:span></text:p>
      <text:p text:style-name="P1401"><text:span text:style-name="T1402"><text:tab/></text:span><text:span text:style-name="T1403">void</text:span><text:span text:style-name="T1404"><text:s/>PrintStatement();</text:span></text:p>
      <text:p text:style-name="P1405"><text:span text:style-name="T1406"><text:tab/></text:span><text:span text:style-name="T1407">long</text:span><text:span text:style-name="T1408"><text:s/>GetAccountNumber();</text:span></text:p>
      <text:p text:style-name="P1409"><text:span text:style-name="T1410">private</text:span><text:span text:style-name="T1411">:</text:span></text:p>
      <text:p text:style-name="P1412"><text:span text:style-name="T1413"><text:tab/></text:span><text:span text:style-name="T1414">long</text:span><text:span text:style-name="T1415"><text:s/>accountNumber;</text:span></text:p>
      <text:p text:style-name="P1416"><text:span text:style-name="T1417"><text:tab/></text:span><text:span text:style-name="T1418">double</text:span><text:span text:style-name="T1419"><text:s/>currentBalance;</text:span></text:p>
      <text:p text:style-name="P1420"><text:span text:style-name="T1421"><text:tab/></text:span><text:span text:style-name="T1422">double</text:span><text:span text:style-name="T1423"><text:s/>creditLimit;</text:span></text:p>
      <text:p text:style-name="P1424">};</text:p>
      <text:p text:style-name="P1425"><text:span text:style-name="T1426">ref</text:span><text:span text:style-name="T1427"><text:s/></text:span><text:span text:style-name="T1428">class</text:span><text:span text:style-name="T1429"><text:s/></text:span><text:span text:style-name="T1430">CreditCardAccount</text:span><text:span text:style-name="T1431"><text:s/></text:span></text:p>
      <text:p text:style-name="P1432">{</text:p>
      <text:p text:style-name="P1433"><text:span text:style-name="T1434">public</text:span><text:span text:style-name="T1435">:</text:span></text:p>
      <text:p text:style-name="P1436"><text:span text:style-name="T1437"><text:tab/>CreditCardAccount(</text:span><text:span text:style-name="T1438">long</text:span><text:span text:style-name="T1439"><text:s/></text:span><text:span text:style-name="T1440">number</text:span><text:span text:style-name="T1441">,<text:s/></text:span><text:span text:style-name="T1442">double</text:span><text:span text:style-name="T1443"><text:s/></text:span><text:span text:style-name="T1444">limit</text:span><text:span text:style-name="T1445">);</text:span></text:p>
      <text:p text:style-name="P1446"><text:span text:style-name="T1447"><text:tab/></text:span><text:span text:style-name="T1448">// ... Other members, as before<text:s/></text:span></text:p>
      <text:p text:style-name="P1449">};</text:p>
      <text:p text:style-name="P1450"><text:span text:style-name="T1451">class</text:span><text:span text:style-name="T1452"><text:s/></text:span><text:span text:style-name="T1453">CreditCardAccount</text:span></text:p>
      <text:p text:style-name="P1454">{</text:p>
      <text:p text:style-name="P1455"><text:span text:style-name="T1456">private</text:span><text:span text:style-name="T1457">:</text:span></text:p>
      <text:p text:style-name="P1458"><text:span text:style-name="T1459"><text:tab/></text:span><text:span text:style-name="T1460">static</text:span><text:span text:style-name="T1461"><text:s/></text:span><text:span text:style-name="T1462">int</text:span><text:span text:style-name="T1463"><text:s/>numberOfAccounts = 0;</text:span></text:p>
      <text:p text:style-name="P1464"><text:span text:style-name="T1465"><text:tab/></text:span><text:span text:style-name="T1466">// ... Other members, as before<text:s/></text:span></text:p>
      <text:p text:style-name="P1467">};</text:p>
      <text:p text:style-name="P1468"><text:span text:style-name="T1469">ref</text:span><text:span text:style-name="T1470"><text:s/></text:span><text:span text:style-name="T1471">class</text:span><text:span text:style-name="T1472"><text:s/></text:span><text:span text:style-name="T1473">CreditCardAccount</text:span></text:p>
      <text:p text:style-name="P1474">{</text:p>
      <text:p text:style-name="P1475"><text:span text:style-name="T1476">public</text:span><text:span text:style-name="T1477">:</text:span></text:p>
      <text:p text:style-name="P1478"><text:span text:style-name="T1479"><text:tab/></text:span><text:span text:style-name="T1480">static</text:span><text:span text:style-name="T1481"><text:s/></text:span><text:span text:style-name="T1482">int</text:span><text:span text:style-name="T1483"><text:s/>GetNumberOfAccounts();</text:span></text:p>
      <text:p text:style-name="P1484"><text:span text:style-name="T1485"><text:tab/></text:span><text:span text:style-name="T1486">// ... Other members, as before<text:s/></text:span></text:p>
      <text:p text:style-name="P1487">};</text:p>
      <text:p text:style-name="P1488"><text:span text:style-name="T1489">static</text:span><text:span text:style-name="T1490"><text:s/></text:span><text:span text:style-name="T1491">double</text:span><text:span text:style-name="T1492"><text:s/>interestRate;</text:span></text:p>
      <text:p text:style-name="P1493"><text:span text:style-name="T1494">static</text:span><text:span text:style-name="T1495"><text:s/></text:span><text:span text:style-name="T1496">CreditCardAccount</text:span><text:span text:style-name="T1497">();</text:span></text:p>
      <text:p text:style-name="P1498"><text:span text:style-name="T1499">literal</text:span><text:span text:style-name="T1500"><text:s/>String^ name =<text:s/></text:span><text:span text:style-name="T1501">"Super Platinum Card"</text:span><text:span text:style-name="T1502">;</text:span></text:p>
      <text:p text:style-name="Normal"/>
      <text:p text:style-name="Normal"/>
      <text:p text:style-name="Normal">//LoyaltyScheme.h</text:p>
      <text:p text:style-name="P1503"><text:span text:style-name="T1504">#pragma</text:span><text:span text:style-name="T1505"><text:s/></text:span><text:span text:style-name="T1506">once</text:span></text:p>
      <text:p text:style-name="P1507"><text:span text:style-name="T1508">ref</text:span><text:span text:style-name="T1509"><text:s/></text:span><text:span text:style-name="T1510">class</text:span><text:span text:style-name="T1511"><text:s/></text:span><text:span text:style-name="T1512">LoyaltyScheme</text:span><text:span text:style-name="T1513"><text:s/></text:span></text:p>
      <text:p text:style-name="P1514">{</text:p>
      <text:p text:style-name="P1515"><text:span text:style-name="T1516">public</text:span><text:span text:style-name="T1517">: <text:s text:c="3"/></text:span></text:p>
      <text:p text:style-name="P1518"><text:tab/>LoyaltyScheme(); <text:s text:c="12"/></text:p>
      <text:p text:style-name="P1519"><text:span text:style-name="T1520"><text:tab/></text:span><text:span text:style-name="T1521">// Constructor <text:s text:c="4"/></text:span></text:p>
      <text:p text:style-name="P1522"><text:span text:style-name="T1523"><text:tab/></text:span><text:span text:style-name="T1524">void</text:span><text:span text:style-name="T1525"><text:s/>EarnPointsOnAmount(</text:span><text:span text:style-name="T1526">double</text:span><text:span text:style-name="T1527"><text:s/></text:span><text:span text:style-name="T1528">amountSpent</text:span><text:span text:style-name="T1529">); <text:s text:c="2"/></text:span><text:span text:style-name="T1530">// Earn one point per $10 spent <text:s text:c="4"/></text:span></text:p>
      <text:p text:style-name="P1531"><text:span text:style-name="T1532"><text:tab/></text:span><text:span text:style-name="T1533">void</text:span><text:span text:style-name="T1534"><text:s/>RedeemPoints(</text:span><text:span text:style-name="T1535">int</text:span><text:span text:style-name="T1536"><text:s/></text:span><text:span text:style-name="T1537">points</text:span><text:span text:style-name="T1538">);<text:s/></text:span><text:span text:style-name="T1539">// Redeem points <text:s text:c="4"/></text:span></text:p>
      <text:p text:style-name="P1540"><text:span text:style-name="T1541"><text:tab/></text:span><text:span text:style-name="T1542">int</text:span><text:span text:style-name="T1543"><text:s/>GetPoints(); <text:s text:c="14"/></text:span><text:span text:style-name="T1544">// Return the value of totalPoints<text:s/></text:span></text:p>
      <text:p text:style-name="P1545"><text:span text:style-name="T1546">private</text:span><text:span text:style-name="T1547">: <text:s text:c="4"/></text:span></text:p>
      <text:p text:style-name="P1548"><text:span text:style-name="T1549"><text:tab/></text:span><text:span text:style-name="T1550">int</text:span><text:span text:style-name="T1551"><text:s/>totalPoints; <text:s text:c="14"/></text:span><text:span text:style-name="T1552">// Total points earned so far<text:s/></text:span></text:p>
      <text:p text:style-name="P1553">};</text:p>
      <text:p text:style-name="P1554"/>
      <text:p text:style-name="Normal"><text:span text:style-name="T1555">//</text:span><text:s/>LoyaltyScheme.cpp</text:p>
      <text:p text:style-name="P1556"><text:span text:style-name="T1557">include<text:s/></text:span><text:span text:style-name="T1558">"stdafx.h"</text:span><text:span text:style-name="T1559"><text:s text:c="2"/></text:span></text:p>
      <text:p text:style-name="P1560"><text:span text:style-name="T1561">#include</text:span><text:span text:style-name="T1562"><text:s/></text:span><text:span text:style-name="T1563">"LoyaltyScheme.h"</text:span></text:p>
      <text:p text:style-name="P1564"><text:span text:style-name="T1565">#using</text:span><text:span text:style-name="T1566"><text:s/></text:span><text:span text:style-name="T1567">&lt;mscorlib.dll&gt;</text:span><text:span text:style-name="T1568"><text:s/></text:span></text:p>
      <text:p text:style-name="P1569"><text:span text:style-name="T1570">using</text:span><text:span text:style-name="T1571"><text:s/></text:span><text:span text:style-name="T1572">namespace</text:span><text:span text:style-name="T1573"><text:s/>System;</text:span></text:p>
      <text:p text:style-name="P1574"><text:span text:style-name="T1575">LoyaltyScheme</text:span><text:span text:style-name="T1576">::LoyaltyScheme()</text:span></text:p>
      <text:p text:style-name="P1577">{</text:p>
      <text:p text:style-name="P1578"><text:span text:style-name="T1579"><text:tab/></text:span><text:span text:style-name="T1580">Console</text:span><text:span text:style-name="T1581">::WriteLine(</text:span><text:span text:style-name="T1582">"Congratulations, you now qualify for"</text:span><text:span text:style-name="T1583"><text:s/></text:span><text:span text:style-name="T1584">" bonus points"</text:span><text:span text:style-name="T1585">);</text:span></text:p>
      <text:p text:style-name="P1586"><text:tab/>totalPoints = 0;<text:s/></text:p>
      <text:p text:style-name="P1587">}</text:p>
      <text:p text:style-name="P1588"><text:span text:style-name="T1589">void</text:span><text:span text:style-name="T1590"><text:s/></text:span><text:span text:style-name="T1591">LoyaltyScheme</text:span><text:span text:style-name="T1592">::EarnPointsOnAmount(</text:span><text:span text:style-name="T1593">double</text:span><text:span text:style-name="T1594"><text:s/></text:span><text:span text:style-name="T1595">amountSpent</text:span><text:span text:style-name="T1596">)<text:s/></text:span></text:p>
      <text:p text:style-name="P1597">{</text:p>
      <text:p text:style-name="P1598"><text:span text:style-name="T1599"><text:tab/></text:span><text:span text:style-name="T1600">int</text:span><text:span text:style-name="T1601"><text:s/>points = (</text:span><text:span text:style-name="T1602">int</text:span><text:span text:style-name="T1603">)(</text:span><text:span text:style-name="T1604">amountSpent</text:span><text:span text:style-name="T1605"><text:s/>/ 10); <text:s text:c="4"/></text:span></text:p>
      <text:p text:style-name="P1606"><text:tab/>totalPoints += points; <text:s text:c="4"/></text:p>
      <text:p text:style-name="P1607"><text:span text:style-name="T1608"><text:tab/></text:span><text:span text:style-name="T1609">Console</text:span><text:span text:style-name="T1610">::Write(</text:span><text:span text:style-name="T1611">"New bonus points earned: "</text:span><text:span text:style-name="T1612">); <text:s text:c="4"/></text:span></text:p>
      <text:p text:style-name="P1613"><text:span text:style-name="T1614"><text:tab/></text:span><text:span text:style-name="T1615">Console</text:span><text:span text:style-name="T1616">::WriteLine(points);<text:s/></text:span></text:p>
      <text:p text:style-name="P1617">}</text:p>
      <text:p text:style-name="P1618"><text:span text:style-name="T1619">void</text:span><text:span text:style-name="T1620"><text:s/></text:span><text:span text:style-name="T1621">LoyaltyScheme</text:span><text:span text:style-name="T1622">::RedeemPoints(</text:span><text:span text:style-name="T1623">int</text:span><text:span text:style-name="T1624"><text:s/></text:span><text:span text:style-name="T1625">points</text:span><text:span text:style-name="T1626">)<text:s/></text:span></text:p>
      <text:p text:style-name="P1627"><text:span text:style-name="T1628">{<text:s/></text:span><text:span text:style-name="T1629">if</text:span><text:span text:style-name="T1630"><text:s/>(</text:span><text:span text:style-name="T1631">points</text:span><text:span text:style-name="T1632"><text:s/>&lt;= totalPoints)<text:s/></text:span></text:p>
      <text:p text:style-name="P1633">{<text:s/></text:p>
      <text:p text:style-name="P1634"><text:span text:style-name="T1635"><text:tab/>totalPoints -=<text:s/></text:span><text:span text:style-name="T1636">points</text:span><text:span text:style-name="T1637">;<text:s/></text:span></text:p>
      <text:p text:style-name="P1638">}</text:p>
      <text:p text:style-name="P1639"><text:span text:style-name="T1640">else</text:span><text:span text:style-name="T1641"><text:s/></text:span></text:p>
      <text:p text:style-name="P1642">{</text:p>
      <text:p text:style-name="P1643"><text:tab/>totalPoints = 0;<text:s/></text:p>
      <text:p text:style-name="P1644">}<text:s/></text:p>
      <text:p text:style-name="P1645">}</text:p>
      <text:p text:style-name="P1646"><text:span text:style-name="T1647">int</text:span><text:span text:style-name="T1648"><text:s/></text:span><text:span text:style-name="T1649">LoyaltyScheme</text:span><text:span text:style-name="T1650">::GetPoints()<text:s/></text:span></text:p>
      <text:p text:style-name="P1651">{</text:p>
      <text:p text:style-name="P1652"><text:span text:style-name="T1653"><text:tab/></text:span><text:span text:style-name="T1654">return</text:span><text:span text:style-name="T1655"><text:s/>totalPoints;<text:s/></text:span></text:p>
      <text:p text:style-name="P1656">}</text:p>
      <text:p text:style-name="P1657">//CreditOrganizer.cpp</text:p>
      <text:p text:style-name="P1658"><text:span text:style-name="T1659">#include</text:span><text:span text:style-name="T1660"><text:s/></text:span><text:span text:style-name="T1661">"pch.h"</text:span></text:p>
      <text:p text:style-name="P1662"><text:span text:style-name="T1663">#include</text:span><text:span text:style-name="T1664"><text:s/></text:span><text:span text:style-name="T1665">"CreditCardAccount.h"</text:span></text:p>
      <text:p text:style-name="P1666"><text:span text:style-name="T1667">using</text:span><text:span text:style-name="T1668"><text:s/></text:span><text:span text:style-name="T1669">namespace</text:span><text:span text:style-name="T1670"><text:s/>System;</text:span></text:p>
      <text:p text:style-name="P1671"/>
      <text:p text:style-name="P1672"><text:span text:style-name="T1673">int</text:span><text:span text:style-name="T1674"><text:s/>main(</text:span><text:span text:style-name="T1675">array</text:span><text:span text:style-name="T1676">&lt;System::</text:span><text:span text:style-name="T1677">String</text:span><text:span text:style-name="T1678"><text:s/>^&gt; ^</text:span><text:span text:style-name="T1679">args</text:span><text:span text:style-name="T1680">)</text:span></text:p>
      <text:p text:style-name="P1681">{</text:p>
      <text:p text:style-name="P1682"><text:span text:style-name="T1683"><text:tab/></text:span><text:span text:style-name="T1684">int</text:span><text:span text:style-name="T1685"><text:s/>n =<text:s/></text:span><text:span text:style-name="T1686">CreditCardAccount</text:span><text:span text:style-name="T1687">::GetNumberOfAccounts();<text:s/></text:span></text:p>
      <text:p text:style-name="P1688"><text:span text:style-name="T1689"><text:tab/></text:span><text:span text:style-name="T1690">Console</text:span><text:span text:style-name="T1691">::Write(</text:span><text:span text:style-name="T1692">"Number of accounts initially: "</text:span><text:span text:style-name="T1693">);</text:span></text:p>
      <text:p text:style-name="P1694"><text:span text:style-name="T1695"><text:tab/></text:span><text:span text:style-name="T1696">Console</text:span><text:span text:style-name="T1697">::WriteLine(n);</text:span></text:p>
      <text:p text:style-name="P1698"><text:span text:style-name="T1699"><text:tab/></text:span><text:span text:style-name="T1700">Console</text:span><text:span text:style-name="T1701">::WriteLine(</text:span><text:span text:style-name="T1702">"Creating first object"</text:span><text:span text:style-name="T1703">);</text:span></text:p>
      <text:p text:style-name="P1704"><text:span text:style-name="T1705"><text:tab/></text:span><text:span text:style-name="T1706">CreditCardAccount</text:span><text:span text:style-name="T1707">^ account1;</text:span></text:p>
      <text:p text:style-name="P1708"><text:span text:style-name="T1709"><text:tab/>account1 =<text:s/></text:span><text:span text:style-name="T1710">gcnew</text:span><text:span text:style-name="T1711"><text:s/></text:span><text:span text:style-name="T1712">CreditCardAccount</text:span><text:span text:style-name="T1713">(12345, 2000);</text:span></text:p>
      <text:p text:style-name="P1714"><text:tab/>account1-&gt;MakePurchase(300);</text:p>
      <text:p text:style-name="P1715"><text:tab/>account1-&gt;PrintStatement();</text:p>
      <text:p text:style-name="P1716"><text:span text:style-name="T1717"><text:tab/></text:span><text:span text:style-name="T1718">Console</text:span><text:span text:style-name="T1719">::WriteLine(</text:span><text:span text:style-name="T1720">"\nCreating second object"</text:span><text:span text:style-name="T1721">);</text:span></text:p>
      <text:p text:style-name="P1722"><text:span text:style-name="T1723"><text:tab/></text:span><text:span text:style-name="T1724">CreditCardAccount</text:span><text:span text:style-name="T1725">^ account2;</text:span></text:p>
      <text:p text:style-name="P1726"><text:span text:style-name="T1727"><text:tab/>account2 =<text:s/></text:span><text:span text:style-name="T1728">gcnew</text:span><text:span text:style-name="T1729"><text:s/></text:span><text:span text:style-name="T1730">CreditCardAccount</text:span><text:span text:style-name="T1731">(67890, 5000);</text:span></text:p>
      <text:p text:style-name="P1732"><text:tab/>account2-&gt;MakePurchase(750);</text:p>
      <text:p text:style-name="P1733"><text:tab/>account2-&gt;PrintStatement();</text:p>
      <text:p text:style-name="P1734"><text:span text:style-name="T1735"><text:tab/>n =<text:s/></text:span><text:span text:style-name="T1736">CreditCardAccount</text:span><text:span text:style-name="T1737">::GetNumberOfAccounts();</text:span></text:p>
      <text:p text:style-name="P1738"><text:span text:style-name="T1739"><text:tab/></text:span><text:span text:style-name="T1740">Console</text:span><text:span text:style-name="T1741">::Write(</text:span><text:span text:style-name="T1742">"\nNumber of accounts now: "</text:span><text:span text:style-name="T1743">);</text:span></text:p>
      <text:p text:style-name="P1744"><text:span text:style-name="T1745"><text:tab/></text:span><text:span text:style-name="T1746">Console</text:span><text:span text:style-name="T1747">::WriteLine(n);</text:span></text:p>
      <text:p text:style-name="P1748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Holtea</meta:initial-creator>
    <dc:creator>Sebastian Holtea</dc:creator>
    <meta:creation-date>2022-04-17T21:05:00Z</meta:creation-date>
    <dc:date>2022-04-17T22:35:00Z</dc:date>
    <meta:template xlink:href="Normal" xlink:type="simple"/>
    <meta:editing-cycles>4</meta:editing-cycles>
    <meta:editing-duration>PT180S</meta:editing-duration>
    <meta:document-statistic meta:page-count="1" meta:paragraph-count="20" meta:word-count="1513" meta:character-count="10122" meta:row-count="71" meta:non-whitespace-character-count="8629"/>
  </office:meta>
</office:document-meta>
</file>